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Montserrat" svg:font-family="Montserrat" style:font-family-generic="system"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Arial" style:font-name-complex="Arial" fo:color="#000000" fo:background-color="#FFFFFF"/>
    </style:style>
    <style:style style:name="T2" style:parent-style-name="Fuentedepárrafopredeter." style:family="text">
      <style:text-properties style:font-name="Arial" style:font-name-complex="Arial" fo:color="#000000" fo:background-color="#FFFFFF"/>
    </style:style>
    <style:style style:name="T3" style:parent-style-name="Fuentedepárrafopredeter." style:family="text">
      <style:text-properties style:font-name="Arial" style:font-name-complex="Arial"/>
    </style:style>
    <style:style style:name="T4" style:parent-style-name="Fuentedepárrafopredeter." style:family="text">
      <style:text-properties style:font-name="Arial" style:font-name-complex="Arial" fo:color="#000000" fo:background-color="#FFFFFF"/>
    </style:style>
    <style:style style:name="T5" style:parent-style-name="Textoennegrita" style:family="text">
      <style:text-properties style:font-name="Arial" style:font-name-complex="Arial" fo:font-weight="normal" style:font-weight-asian="normal" style:font-weight-complex="normal" fo:color="#000000"/>
    </style:style>
    <style:style style:name="T6" style:parent-style-name="Fuentedepárrafopredeter." style:family="text">
      <style:text-properties style:font-name="Arial" style:font-name-complex="Arial" fo:color="#000000" fo:background-color="#FFFFFF"/>
    </style:style>
    <style:style style:name="T7" style:parent-style-name="Fuentedepárrafopredeter." style:family="text">
      <style:text-properties style:font-name="Arial" style:font-name-complex="Arial"/>
    </style:style>
    <style:style style:name="T8" style:parent-style-name="Fuentedepárrafopredeter." style:family="text">
      <style:text-properties style:font-name="Arial" style:font-name-complex="Arial" fo:color="#000000" fo:background-color="#FFFFFF"/>
    </style:style>
    <style:style style:name="T9" style:parent-style-name="Fuentedepárrafopredeter." style:family="text">
      <style:text-properties style:font-name="Arial" style:font-name-complex="Arial"/>
    </style:style>
    <style:style style:name="T10" style:parent-style-name="Fuentedepárrafopredeter." style:family="text">
      <style:text-properties style:font-name="Arial" style:font-name-complex="Arial" fo:color="#000000" fo:background-color="#FFFFFF"/>
    </style:style>
    <style:style style:name="T11" style:parent-style-name="Fuentedepárrafopredeter." style:family="text">
      <style:text-properties style:font-name="Arial" style:font-name-complex="Arial" fo:color="#000000" fo:background-color="#FFFFFF"/>
    </style:style>
    <style:style style:name="T12" style:parent-style-name="Fuentedepárrafopredeter." style:family="text">
      <style:text-properties style:font-name="Arial" style:font-name-complex="Arial" fo:color="#000000"/>
    </style:style>
    <style:style style:name="T13" style:parent-style-name="Hipervínculo" style:family="text">
      <style:text-properties style:font-name="Montserrat"/>
    </style:style>
    <style:style style:name="P14" style:parent-style-name="Normal" style:family="paragraph">
      <style:text-properties style:font-name="Montserrat" fo:color="#000000"/>
    </style:style>
    <style:style style:name="P15" style:parent-style-name="Normal" style:family="paragraph">
      <style:text-properties style:font-name="Arial" style:font-name-complex="Arial" fo:color="#000000"/>
    </style:style>
    <style:style style:name="P16" style:parent-style-name="Normal" style:family="paragraph">
      <style:text-properties style:font-name="Arial" style:font-name-complex="Arial"/>
    </style:style>
    <style:style style:name="T17" style:parent-style-name="Fuentedepárrafopredeter." style:family="text">
      <style:text-properties style:font-name="Arial" style:font-name-complex="Arial"/>
    </style:style>
    <style:style style:name="T18" style:parent-style-name="Hipervínculo" style:family="text">
      <style:text-properties style:font-name="Arial" style:font-name-complex="Arial"/>
    </style:style>
    <style:style style:name="P19" style:parent-style-name="Normal" style:family="paragraph">
      <style:text-properties style:font-name="Arial" style:font-name-complex="Arial"/>
    </style:style>
    <style:style style:name="P20" style:parent-style-name="Normal" style:family="paragraph">
      <style:text-properties style:font-name="Arial" style:font-name-complex="Arial"/>
    </style:style>
    <style:style style:name="P21" style:parent-style-name="Normal" style:family="paragraph">
      <style:text-properties style:font-name="Arial" style:font-name-complex="Arial" fo:color="#222222" fo:font-size="11.5pt" style:font-size-asian="11.5pt" style:font-size-complex="11.5pt"/>
    </style:style>
    <style:style style:name="T22" style:parent-style-name="Fuentedepárrafopredeter." style:family="text">
      <style:text-properties style:font-name="Arial" style:font-name-complex="Arial" fo:color="#222222" fo:font-size="11.5pt" style:font-size-asian="11.5pt" style:font-size-complex="11.5pt"/>
    </style:style>
    <style:style style:name="T23" style:parent-style-name="Hipervínculo" style:family="text">
      <style:text-properties style:font-name="Arial" style:font-name-complex="Arial" fo:font-size="11.5pt" style:font-size-asian="11.5pt" style:font-size-complex="11.5pt"/>
    </style:style>
    <style:style style:name="P24" style:parent-style-name="Normal" style:family="paragraph">
      <style:text-properties style:font-name="Arial" style:font-name-complex="Arial" fo:color="#222222" fo:font-size="11.5pt" style:font-size-asian="11.5pt" style:font-size-complex="11.5pt"/>
    </style:style>
    <style:style style:name="P25" style:parent-style-name="Normal" style:family="paragraph">
      <style:text-properties style:font-name="Arial" style:font-name-complex="Arial" fo:color="#222222" fo:font-size="11.5pt" style:font-size-asian="11.5pt" style:font-size-complex="11.5pt"/>
    </style:style>
    <style:style style:name="P26" style:parent-style-name="Normal" style:family="paragraph">
      <style:text-properties style:font-name="Arial" style:font-name-complex="Arial" fo:color="#202122" fo:background-color="#FFFFFF"/>
    </style:style>
    <style:style style:name="T27" style:parent-style-name="Fuentedepárrafopredeter." style:family="text">
      <style:text-properties style:font-name="Arial" style:font-name-complex="Arial" fo:color="#202122" fo:background-color="#FFFFFF"/>
    </style:style>
    <style:style style:name="T28" style:parent-style-name="Hipervínculo" style:family="text">
      <style:text-properties style:font-name="Arial" style:font-name-complex="Arial" fo:background-color="#FFFFFF"/>
    </style:style>
    <style:style style:name="P29" style:parent-style-name="Normal" style:family="paragraph">
      <style:text-properties style:font-name="Arial" style:font-name-complex="Arial" fo:color="#202122" fo:background-color="#FFFFFF"/>
    </style:style>
    <style:style style:name="P30" style:parent-style-name="Normal" style:family="paragraph">
      <style:text-properties style:font-name="Arial" style:font-name-complex="Arial" fo:color="#202122" fo:background-color="#FFFFFF"/>
    </style:style>
    <style:style style:name="P31" style:parent-style-name="Normal" style:family="paragraph">
      <style:text-properties style:font-name="Arial" style:font-name-complex="Arial" fo:color="#202122" fo:background-color="#FFFFFF"/>
    </style:style>
    <style:style style:name="P32" style:parent-style-name="Normal" style:family="paragraph">
      <style:text-properties style:font-name="Arial" style:font-name-complex="Arial" fo:color="#202122" fo:background-color="#FFFFFF"/>
    </style:style>
    <style:style style:name="P33" style:parent-style-name="Normal" style:family="paragraph">
      <style:text-properties style:font-name="Arial" style:font-name-complex="Arial" fo:color="#202122" fo:background-color="#FFFFFF"/>
    </style:style>
    <style:style style:name="P34" style:parent-style-name="Normal" style:family="paragraph">
      <style:text-properties style:font-name="Arial" style:font-name-complex="Arial" fo:color="#202122" fo:background-color="#FFFFFF"/>
    </style:style>
    <style:style style:name="P35" style:parent-style-name="Normal" style:family="paragraph">
      <style:text-properties style:font-name="Arial" style:font-name-complex="Arial" fo:color="#202122" fo:background-color="#FFFFFF"/>
    </style:style>
    <style:style style:name="P36" style:parent-style-name="Normal" style:family="paragraph">
      <style:text-properties style:font-name="Arial" style:font-name-complex="Arial" fo:color="#202122" fo:font-size="10.5pt" style:font-size-asian="10.5pt" style:font-size-complex="10.5pt" fo:background-color="#FFFFFF"/>
    </style:style>
    <style:style style:name="T37" style:parent-style-name="Fuentedepárrafopredeter." style:family="text">
      <style:text-properties style:font-name="Arial" style:font-name-complex="Arial" fo:color="#202122" fo:font-size="10.5pt" style:font-size-asian="10.5pt" style:font-size-complex="10.5pt" fo:background-color="#FFFFFF"/>
    </style:style>
    <style:style style:name="T38" style:parent-style-name="Hipervínculo" style:family="text">
      <style:text-properties style:font-name="Arial" style:font-name-complex="Arial" fo:font-size="10.5pt" style:font-size-asian="10.5pt" style:font-size-complex="10.5pt" fo:background-color="#FFFFFF"/>
    </style:style>
    <style:style style:name="P39" style:parent-style-name="Normal" style:family="paragraph">
      <style:text-properties style:font-name="Arial" style:font-name-complex="Arial" fo:color="#202122" fo:font-size="10.5pt" style:font-size-asian="10.5pt" style:font-size-complex="10.5pt" fo:background-color="#FFFFFF"/>
    </style:style>
    <style:style style:name="T40" style:parent-style-name="Fuentedepárrafopredeter." style:family="text">
      <style:text-properties style:font-name="Arial" style:font-name-complex="Arial" fo:color="#202122" fo:font-size="10.5pt" style:font-size-asian="10.5pt" style:font-size-complex="10.5pt" fo:background-color="#FFFFFF"/>
    </style:style>
    <style:style style:name="T41" style:parent-style-name="Fuentedepárrafopredeter." style:family="text">
      <style:text-properties style:font-name="Arial" style:font-name-complex="Arial" fo:color="#202122" fo:font-size="10.5pt" style:font-size-asian="10.5pt" style:font-size-complex="10.5pt" fo:background-color="#FFFFFF"/>
    </style:style>
    <style:style style:name="T42" style:parent-style-name="Fuentedepárrafopredeter." style:family="text">
      <style:text-properties style:font-name="Arial" style:font-name-complex="Arial" fo:color="#202122" fo:font-size="10.5pt" style:font-size-asian="10.5pt" style:font-size-complex="10.5pt" fo:background-color="#FFFFFF"/>
    </style:style>
    <style:style style:name="T43" style:parent-style-name="Fuentedepárrafopredeter." style:family="text">
      <style:text-properties style:font-name="Arial" style:font-name-complex="Arial"/>
    </style:style>
    <style:style style:name="T44" style:parent-style-name="Fuentedepárrafopredeter." style:family="text">
      <style:text-properties style:font-name="Arial" style:font-name-complex="Arial"/>
    </style:style>
    <style:style style:name="P45" style:parent-style-name="Normal" style:family="paragraph">
      <style:text-properties style:font-name="Arial" style:font-name-complex="Arial"/>
    </style:style>
    <style:style style:name="T46" style:parent-style-name="Fuentedepárrafopredeter." style:family="text">
      <style:text-properties style:font-name="Arial" style:font-name-complex="Arial" fo:color="#000000"/>
    </style:style>
    <style:style style:name="T47" style:parent-style-name="Textoennegrita" style:family="text">
      <style:text-properties style:font-name="Arial" style:font-name-complex="Arial" fo:font-weight="normal" style:font-weight-asian="normal" style:font-weight-complex="normal" fo:color="#000000"/>
    </style:style>
    <style:style style:name="T48" style:parent-style-name="Fuentedepárrafopredeter." style:family="text">
      <style:text-properties style:font-name="Arial" style:font-name-complex="Arial" fo:color="#000000"/>
    </style:style>
    <style:style style:name="T49" style:parent-style-name="Fuentedepárrafopredeter." style:family="text">
      <style:text-properties style:font-name="Arial" style:font-name-complex="Arial" fo:color="#000000"/>
    </style:style>
    <style:style style:name="T50" style:parent-style-name="Hipervínculo" style:family="text">
      <style:text-properties style:font-name="Arial" style:font-name-complex="Arial"/>
    </style:style>
    <style:style style:name="P51" style:parent-style-name="Normal" style:family="paragraph">
      <style:text-properties style:font-name="Arial" style:font-name-complex="Arial" fo:color="#000000"/>
    </style:style>
    <style:style style:name="P52" style:parent-style-name="Normal" style:family="paragraph">
      <style:text-properties style:font-name="Arial" style:font-name-complex="Arial" fo:color="#000000"/>
    </style:style>
    <style:style style:name="P53" style:parent-style-name="Sinespaciado" style:family="paragraph">
      <style:text-properties style:font-name="Arial" style:font-name-complex="Arial"/>
    </style:style>
    <style:style style:name="P54" style:parent-style-name="Sinespaciado" style:family="paragraph">
      <style:text-properties style:font-name="Arial" style:font-name-complex="Arial"/>
    </style:style>
    <style:style style:name="T55" style:parent-style-name="Fuentedepárrafopredeter." style:family="text">
      <style:text-properties style:font-name="Arial" style:font-name-complex="Arial"/>
    </style:style>
    <style:style style:name="T56" style:parent-style-name="Hipervínculo" style:family="text">
      <style:text-properties style:font-name="Arial" style:font-name-complex="Arial"/>
    </style:style>
    <style:style style:name="P57" style:parent-style-name="Sinespaciado" style:family="paragraph">
      <style:text-properties style:font-name="Arial" style:font-name-complex="Arial"/>
    </style:style>
    <style:style style:name="P58" style:parent-style-name="Sinespaciado" style:family="paragraph">
      <style:text-properties style:font-name="Arial" style:font-name-complex="Arial"/>
    </style:style>
    <style:style style:name="P59" style:parent-style-name="Sinespaciado" style:family="paragraph">
      <style:text-properties style:font-name="Arial" style:font-name-complex="Arial"/>
    </style:style>
    <style:style style:name="P60" style:parent-style-name="Sinespaciado" style:family="paragraph">
      <style:text-properties style:font-name="Arial" style:font-name-complex="Arial"/>
    </style:style>
    <style:style style:name="P61" style:parent-style-name="Normal" style:family="paragraph">
      <style:text-properties style:font-name="Arial" style:font-name-complex="Arial"/>
    </style:style>
    <style:style style:name="T62" style:parent-style-name="Fuentedepárrafopredeter." style:family="text">
      <style:text-properties style:font-name="Arial" style:font-name-complex="Arial"/>
    </style:style>
    <style:style style:name="P63" style:parent-style-name="Sinespaciado" style:family="paragraph">
      <style:text-properties style:font-name="Arial" style:font-name-complex="Arial"/>
    </style:style>
    <style:style style:name="P64" style:parent-style-name="Sinespaciado" style:family="paragraph">
      <style:text-properties style:font-name="Arial" style:font-name-complex="Arial"/>
    </style:style>
    <style:style style:name="P65" style:parent-style-name="Sinespaciado" style:family="paragraph">
      <style:text-properties style:font-name="Arial" style:font-name-complex="Arial"/>
    </style:style>
    <style:style style:name="P66" style:parent-style-name="Sinespaciado" style:family="paragraph">
      <style:text-properties style:font-name="Arial" style:font-name-complex="Arial"/>
    </style:style>
    <style:style style:name="P67" style:parent-style-name="Sinespaciado" style:family="paragraph">
      <style:text-properties style:font-name="Arial" style:font-name-complex="Arial"/>
    </style:style>
    <style:style style:name="P68" style:parent-style-name="Sinespaciado" style:family="paragraph">
      <style:text-properties style:font-name="Arial" style:font-name-complex="Arial"/>
    </style:style>
    <style:style style:name="P69" style:parent-style-name="Sinespaciado" style:family="paragraph">
      <style:text-properties style:font-name="Arial" style:font-name-complex="Arial"/>
    </style:style>
    <style:style style:name="T70" style:parent-style-name="Fuentedepárrafopredeter." style:family="text">
      <style:text-properties style:font-name="Arial" style:font-name-complex="Arial" fo:color="#101828" fo:background-color="#FFFFFF"/>
    </style:style>
    <style:style style:name="T71" style:parent-style-name="Textoennegrita" style:family="text">
      <style:text-properties style:font-name="Arial" style:font-name-complex="Arial" fo:color="#101828" fo:background-color="#FFFFFF"/>
    </style:style>
    <style:style style:name="T72" style:parent-style-name="Fuentedepárrafopredeter." style:family="text">
      <style:text-properties style:font-name="Arial" style:font-name-complex="Arial" fo:color="#101828" fo:background-color="#FFFFFF"/>
    </style:style>
    <style:style style:name="P73" style:parent-style-name="Sinespaciado" style:family="paragraph">
      <style:text-properties style:font-name="Arial" style:font-name-complex="Arial" fo:color="#101828" fo:background-color="#FFFFFF"/>
    </style:style>
    <style:style style:name="T74" style:parent-style-name="Fuentedepárrafopredeter." style:family="text">
      <style:text-properties style:font-name="Arial" style:font-name-complex="Arial" fo:color="#101828" fo:background-color="#FFFFFF"/>
    </style:style>
    <style:style style:name="T75" style:parent-style-name="Hipervínculo" style:family="text">
      <style:text-properties style:font-name="Arial" style:font-name-complex="Arial" fo:background-color="#FFFFFF"/>
    </style:style>
    <style:style style:name="P76" style:parent-style-name="Sinespaciado" style:family="paragraph">
      <style:text-properties style:font-name="Arial" style:font-name-complex="Arial" fo:color="#101828" fo:background-color="#FFFFFF"/>
    </style:style>
    <style:style style:name="P77" style:parent-style-name="Sinespaciado" style:family="paragraph">
      <style:text-properties style:font-name="Arial" style:font-name-complex="Arial" fo:color="#101828" fo:background-color="#FFFFFF"/>
    </style:style>
    <style:style style:name="P78" style:parent-style-name="Sinespaciado" style:family="paragraph">
      <style:text-properties style:font-name="Arial" style:font-name-complex="Arial" fo:color="#101828" fo:background-color="#FFFFFF"/>
    </style:style>
    <style:style style:name="P79" style:parent-style-name="Sinespaciado" style:family="paragraph">
      <style:text-properties style:font-name="Arial" style:font-name-complex="Arial"/>
    </style:style>
    <style:style style:name="P80" style:parent-style-name="Sinespaciado" style:family="paragraph">
      <style:text-properties style:font-name="Arial" style:font-name-complex="Arial"/>
    </style:style>
    <style:style style:name="T81" style:parent-style-name="Fuentedepárrafopredeter." style:family="text">
      <style:text-properties style:font-name="Arial" style:font-name-complex="Arial"/>
    </style:style>
    <style:style style:name="T82" style:parent-style-name="Hipervínculo" style:family="text">
      <style:text-properties style:font-name="Arial" style:font-name-complex="Arial"/>
    </style:style>
    <style:style style:name="P83" style:parent-style-name="Sinespaciado" style:family="paragraph">
      <style:text-properties style:font-name="Arial" style:font-name-complex="Arial"/>
    </style:style>
    <style:style style:name="P84" style:parent-style-name="Sinespaciado" style:family="paragraph">
      <style:text-properties style:font-name="Arial" style:font-name-complex="Arial"/>
    </style:style>
    <style:style style:name="P85" style:parent-style-name="Sinespaciado" style:family="paragraph">
      <style:text-properties style:font-name="Arial" style:font-name-complex="Arial"/>
    </style:style>
    <style:style style:name="P86" style:parent-style-name="Sinespaciado" style:family="paragraph">
      <style:text-properties style:font-name="Arial" style:font-name-complex="Arial" fo:letter-spacing="0.0055in" fo:background-color="#FFFFFF"/>
    </style:style>
    <style:style style:name="P87" style:parent-style-name="Sinespaciado" style:family="paragraph">
      <style:text-properties style:font-name="Arial" style:font-name-complex="Arial" fo:letter-spacing="0.0055in" fo:background-color="#FFFFFF"/>
    </style:style>
    <style:style style:name="T88" style:parent-style-name="Fuentedepárrafopredeter." style:family="text">
      <style:text-properties style:font-name="Arial" style:font-name-complex="Arial" fo:letter-spacing="0.0055in" fo:background-color="#FFFFFF"/>
    </style:style>
    <style:style style:name="T89" style:parent-style-name="Hipervínculo" style:family="text">
      <style:text-properties style:font-name="Arial" style:font-name-complex="Arial" fo:letter-spacing="0.0055in" fo:background-color="#FFFFFF"/>
    </style:style>
    <style:style style:name="P90" style:parent-style-name="Sinespaciado" style:family="paragraph">
      <style:text-properties style:font-name="Arial" style:font-name-complex="Arial" fo:letter-spacing="0.0055in" fo:background-color="#FFFFFF"/>
    </style:style>
    <style:style style:name="P91" style:parent-style-name="Sinespaciado" style:family="paragraph">
      <style:text-properties style:font-name="Arial" style:font-name-complex="Arial" fo:letter-spacing="0.0055in" fo:background-color="#FFFFFF"/>
    </style:style>
    <style:style style:name="P92" style:parent-style-name="Sinespaciado" style:family="paragraph">
      <style:text-properties fo:background-color="#FFFFFF"/>
    </style:style>
    <style:style style:name="P93" style:parent-style-name="Sinespaciado" style:family="paragraph">
      <style:text-properties style:font-name="Arial" style:font-name-complex="Arial" fo:background-color="#FFFFFF"/>
    </style:style>
    <style:style style:name="P94" style:parent-style-name="Sinespaciado" style:family="paragraph">
      <style:text-properties style:font-name="Arial" style:font-name-complex="Arial" fo:background-color="#FFFFFF"/>
    </style:style>
    <style:style style:name="T95" style:parent-style-name="Fuentedepárrafopredeter." style:family="text">
      <style:text-properties style:font-name="Arial" style:font-name-complex="Arial" fo:background-color="#FFFFFF"/>
    </style:style>
    <style:style style:name="T96" style:parent-style-name="Hipervínculo" style:family="text">
      <style:text-properties style:font-name="Arial" style:font-name-complex="Arial" fo:background-color="#FFFFFF"/>
    </style:style>
    <style:style style:name="P97" style:parent-style-name="Sinespaciado" style:family="paragraph">
      <style:text-properties style:font-name="Arial" style:font-name-complex="Arial" fo:background-color="#FFFFFF"/>
    </style:style>
    <style:style style:name="P98" style:parent-style-name="Sinespaciado" style:family="paragraph">
      <style:text-properties style:font-name="Arial" style:font-name-complex="Arial" fo:background-color="#FFFFFF"/>
    </style:style>
    <style:style style:name="P99" style:parent-style-name="Sinespaciado" style:family="paragraph">
      <style:text-properties style:font-name="Arial" style:font-name-complex="Arial" fo:background-color="#FFFFFF"/>
    </style:style>
    <style:style style:name="P100" style:parent-style-name="Sinespaciado" style:family="paragraph">
      <style:text-properties style:font-name="Arial" style:font-name-complex="Arial" fo:background-color="#FFFFFF"/>
    </style:style>
    <style:style style:name="P101" style:parent-style-name="Sinespaciado" style:family="paragraph">
      <style:text-properties style:font-name="Arial" style:font-name-complex="Arial" fo:background-color="#FFFFFF"/>
    </style:style>
    <style:style style:name="T102" style:parent-style-name="Fuentedepárrafopredeter." style:family="text">
      <style:text-properties style:font-name="Arial" style:font-name-complex="Arial" fo:background-color="#FFFFFF"/>
    </style:style>
    <style:style style:name="T103" style:parent-style-name="Hipervínculo" style:family="text">
      <style:text-properties style:font-name="Arial" style:font-name-complex="Arial" fo:background-color="#FFFFFF"/>
    </style:style>
    <style:style style:name="P104" style:parent-style-name="Sinespaciado" style:family="paragraph">
      <style:text-properties style:font-name="Arial" style:font-name-complex="Arial" fo:background-color="#FFFFFF"/>
    </style:style>
    <style:style style:name="P105" style:parent-style-name="Sinespaciado" style:family="paragraph">
      <style:text-properties style:font-name="Arial" style:font-name-complex="Arial" fo:background-color="#FFFFFF"/>
    </style:style>
    <style:style style:name="P106" style:parent-style-name="Sinespaciado" style:family="paragraph">
      <style:text-properties style:font-name="Arial" style:font-name-complex="Arial" fo:background-color="#FFFFFF"/>
    </style:style>
    <style:style style:name="P107" style:parent-style-name="Sinespaciado" style:family="paragraph">
      <style:text-properties style:font-name="Arial" style:font-name-complex="Arial" fo:background-color="#FFFFFF"/>
    </style:style>
    <style:style style:name="P108" style:parent-style-name="Sinespaciado" style:family="paragraph">
      <style:text-properties style:font-name="Arial" style:font-name-complex="Arial" fo:background-color="#FFFFFF"/>
    </style:style>
    <style:style style:name="P109" style:parent-style-name="Sinespaciado" style:family="paragraph">
      <style:text-properties style:font-name="Arial" style:font-name-complex="Arial" fo:background-color="#FFFFFF"/>
    </style:style>
    <style:style style:name="P110" style:parent-style-name="Sinespaciado" style:family="paragraph">
      <style:text-properties style:font-name="Arial" style:font-name-complex="Arial" fo:background-color="#FFFFFF"/>
    </style:style>
    <style:style style:name="P111" style:parent-style-name="Sinespaciado" style:family="paragraph">
      <style:text-properties style:font-name="Arial" style:font-name-complex="Arial" fo:background-color="#FFFFFF"/>
    </style:style>
    <style:style style:name="P112" style:parent-style-name="Sinespaciado" style:family="paragraph">
      <style:text-properties style:font-name="Arial" style:font-name-complex="Arial" fo:background-color="#FFFFFF"/>
    </style:style>
    <style:style style:name="P113" style:parent-style-name="Normal" style:family="paragraph">
      <style:text-properties style:font-name="Arial" style:font-name-complex="Arial"/>
    </style:style>
    <style:style style:name="T114" style:parent-style-name="Fuentedepárrafopredeter." style:family="text">
      <style:text-properties style:font-name="Arial" style:font-name-complex="Arial"/>
    </style:style>
    <style:style style:name="T115" style:parent-style-name="Fuentedepárrafopredeter." style:family="text">
      <style:text-properties style:font-name="Arial" style:font-name-complex="Arial"/>
    </style:style>
    <style:style style:name="T116" style:parent-style-name="Hipervínculo" style:family="text">
      <style:text-properties style:font-name="Arial" style:font-name-complex="Arial"/>
    </style:style>
    <style:style style:name="P117" style:parent-style-name="Normal" style:family="paragraph">
      <style:text-properties style:font-name="Arial" style:font-name-complex="Arial"/>
    </style:style>
    <style:style style:name="P118" style:parent-style-name="Normal" style:family="paragraph">
      <style:paragraph-properties style:vertical-align="baseline" fo:margin-bottom="0in" fo:line-height="100%" fo:background-color="#FFFFFF"/>
      <style:text-properties style:font-name="Arial" style:font-name-asian="Times New Roman" style:font-name-complex="Arial" fo:letter-spacing="0.0013in" style:letter-kerning="false" style:language-asian="es" style:country-asian="ES"/>
    </style:style>
    <style:style style:name="P119" style:parent-style-name="Normal" style:list-style-name="LFO1" style:family="paragraph">
      <style:paragraph-properties style:vertical-align="baseline" fo:margin-top="0.0694in" fo:margin-bottom="0.0694in" fo:line-height="100%" fo:background-color="#FFFFFF"/>
      <style:text-properties style:font-name="Arial" style:font-name-asian="Times New Roman" style:font-name-complex="Arial" style:letter-kerning="false" style:language-asian="es" style:country-asian="ES"/>
    </style:style>
    <style:style style:name="P120" style:parent-style-name="Normal" style:list-style-name="LFO1" style:family="paragraph">
      <style:paragraph-properties style:vertical-align="baseline" fo:margin-top="0.0694in" fo:margin-bottom="0.0694in" fo:line-height="100%" fo:background-color="#FFFFFF"/>
      <style:text-properties style:font-name="Arial" style:font-name-asian="Times New Roman" style:font-name-complex="Arial" style:letter-kerning="false" style:language-asian="es" style:country-asian="ES"/>
    </style:style>
    <style:style style:name="P121" style:parent-style-name="Normal" style:list-style-name="LFO1" style:family="paragraph">
      <style:paragraph-properties style:vertical-align="baseline" fo:margin-top="0.0694in" fo:margin-bottom="0.0694in" fo:line-height="100%" fo:background-color="#FFFFFF"/>
      <style:text-properties style:font-name="Arial" style:font-name-asian="Times New Roman" style:font-name-complex="Arial" style:letter-kerning="false" style:language-asian="es" style:country-asian="ES"/>
    </style:style>
    <style:style style:name="P122" style:parent-style-name="Normal" style:family="paragraph">
      <style:paragraph-properties style:vertical-align="baseline" fo:margin-bottom="0in" fo:line-height="100%" fo:background-color="#FFFFFF"/>
    </style:style>
    <style:style style:name="T123" style:parent-style-name="Fuentedepárrafopredeter." style:family="text">
      <style:text-properties style:font-name="Arial" style:font-name-asian="Times New Roman" style:font-name-complex="Arial" style:letter-kerning="false" style:language-asian="es" style:country-asian="ES"/>
    </style:style>
    <style:style style:name="T124" style:parent-style-name="Fuentedepárrafopredeter." style:family="text">
      <style:text-properties style:font-name="Arial" style:font-name-asian="Times New Roman" style:font-name-complex="Arial" style:letter-kerning="false" style:language-asian="es" style:country-asian="ES"/>
    </style:style>
    <style:style style:name="T125" style:parent-style-name="Fuentedepárrafopredeter." style:family="text">
      <style:text-properties style:font-name="Arial" style:font-name-asian="Times New Roman" style:font-name-complex="Arial" style:letter-kerning="false" style:language-asian="es" style:country-asian="ES"/>
    </style:style>
    <style:style style:name="T126" style:parent-style-name="Fuentedepárrafopredeter." style:family="text">
      <style:text-properties style:font-name="Arial" style:font-name-asian="Times New Roman" style:font-name-complex="Arial" style:letter-kerning="false" style:language-asian="es" style:country-asian="ES"/>
    </style:style>
    <style:style style:name="T127" style:parent-style-name="Fuentedepárrafopredeter." style:family="text">
      <style:text-properties style:font-name="Arial" style:font-name-asian="Times New Roman" style:font-name-complex="Arial" style:letter-kerning="false" style:language-asian="es" style:country-asian="ES"/>
    </style:style>
    <style:style style:name="T128" style:parent-style-name="Fuentedepárrafopredeter." style:family="text">
      <style:text-properties style:font-name="Arial" style:font-name-complex="Arial"/>
    </style:style>
    <style:style style:name="T129" style:parent-style-name="Hipervínculo" style:family="text">
      <style:text-properties style:font-name="Arial" style:font-name-complex="Arial"/>
    </style:style>
    <style:style style:name="P130" style:parent-style-name="Normal" style:family="paragraph">
      <style:text-properties style:font-name="Arial" style:font-name-complex="Arial"/>
    </style:style>
    <style:style style:name="T131" style:parent-style-name="Fuentedepárrafopredeter." style:family="text">
      <style:text-properties style:font-name="Arial" style:font-name-complex="Arial"/>
    </style:style>
    <style:style style:name="T132" style:parent-style-name="Hipervínculo" style:family="text">
      <style:text-properties style:font-name="Arial" style:font-name-complex="Arial"/>
    </style:style>
    <style:style style:name="P133" style:parent-style-name="Normal" style:family="paragraph">
      <style:text-properties style:font-name="Arial" style:font-name-complex="Arial"/>
    </style:style>
    <style:style style:name="P134" style:parent-style-name="Normal" style:family="paragraph">
      <style:text-properties style:font-name="Arial" style:font-name-complex="Arial"/>
    </style:style>
    <style:style style:name="T135" style:parent-style-name="Fuentedepárrafopredeter." style:family="text">
      <style:text-properties style:font-name="Arial" style:font-name-complex="Arial"/>
    </style:style>
    <style:style style:name="P136" style:parent-style-name="Normal" style:family="paragraph">
      <style:text-properties style:font-name="Arial" style:font-name-complex="Arial"/>
    </style:style>
    <style:style style:name="T137" style:parent-style-name="Fuentedepárrafopredeter." style:family="text">
      <style:text-properties style:font-name="Arial" style:font-name-complex="Arial"/>
    </style:style>
    <style:style style:name="P138" style:parent-style-name="Normal" style:family="paragraph">
      <style:text-properties style:font-name="Arial" style:font-name-complex="Arial"/>
    </style:style>
    <style:style style:name="T139" style:parent-style-name="Fuentedepárrafopredeter." style:family="text">
      <style:text-properties style:font-name="Arial" style:font-name-complex="Arial"/>
    </style:style>
    <style:style style:name="T140" style:parent-style-name="Fuentedepárrafopredeter." style:family="text">
      <style:text-properties style:font-name="Arial" style:font-name-complex="Arial" fo:background-color="#202124"/>
    </style:style>
    <style:style style:name="T141" style:parent-style-name="Fuentedepárrafopredeter." style:family="text">
      <style:text-properties style:font-name="Arial" style:font-name-complex="Arial"/>
    </style:style>
    <style:style style:name="T142" style:parent-style-name="Fuentedepárrafopredeter." style:family="text">
      <style:text-properties style:font-name="Arial" style:font-name-complex="Arial"/>
    </style:style>
    <style:style style:name="P143" style:parent-style-name="Normal" style:family="paragraph">
      <style:text-properties style:font-name="Arial" style:font-name-complex="Arial"/>
    </style:style>
    <style:style style:name="T144" style:parent-style-name="Fuentedepárrafopredeter." style:family="text">
      <style:text-properties style:font-name="Arial" style:font-name-complex="Arial" fo:background-color="#FFFFFF"/>
    </style:style>
    <style:style style:name="T145" style:parent-style-name="Fuentedepárrafopredeter." style:family="text">
      <style:text-properties style:font-name="Arial" style:font-name-complex="Arial" fo:background-color="#FFFFFF"/>
    </style:style>
    <style:style style:name="T146" style:parent-style-name="Fuentedepárrafopredeter." style:family="text">
      <style:text-properties style:font-name="Arial" style:font-name-complex="Arial"/>
    </style:style>
    <style:style style:name="P147" style:parent-style-name="Normal" style:family="paragraph">
      <style:text-properties style:font-name="Arial" style:font-name-complex="Arial"/>
    </style:style>
    <style:style style:name="T148" style:parent-style-name="Fuentedepárrafopredeter." style:family="text">
      <style:text-properties style:font-name="Arial" style:font-name-complex="Arial" fo:background-color="#FFFFFF"/>
    </style:style>
    <style:style style:name="T149" style:parent-style-name="Fuentedepárrafopredeter." style:family="text">
      <style:text-properties style:font-name="Arial" style:font-name-complex="Arial"/>
    </style:style>
    <style:style style:name="T150" style:parent-style-name="Fuentedepárrafopredeter." style:family="text">
      <style:text-properties style:font-name="Arial" style:font-name-complex="Arial" fo:background-color="#FFFFFF"/>
    </style:style>
    <style:style style:name="T151" style:parent-style-name="Fuentedepárrafopredeter." style:family="text">
      <style:text-properties style:font-name="Arial" style:font-name-complex="Arial"/>
    </style:style>
    <style:style style:name="T152" style:parent-style-name="Fuentedepárrafopredeter." style:family="text">
      <style:text-properties style:font-name="Arial" style:font-name-complex="Arial" fo:background-color="#FFFFFF"/>
    </style:style>
    <style:style style:name="T153" style:parent-style-name="Fuentedepárrafopredeter." style:family="text">
      <style:text-properties style:font-name="Arial" style:font-name-complex="Arial"/>
    </style:style>
    <style:style style:name="T154" style:parent-style-name="Textoennegrita" style:family="text">
      <style:text-properties style:font-name="Arial" style:font-name-complex="Arial" fo:color="#000000"/>
    </style:style>
    <style:style style:name="T155" style:parent-style-name="Fuentedepárrafopredeter." style:family="text">
      <style:text-properties style:font-name="Arial" style:font-name-complex="Arial"/>
    </style:style>
    <style:style style:name="T156" style:parent-style-name="Textoennegrita" style:family="text">
      <style:text-properties style:font-name="Arial" style:font-name-complex="Arial" fo:color="#000000"/>
    </style:style>
    <style:style style:name="T157" style:parent-style-name="Fuentedepárrafopredeter." style:family="text">
      <style:text-properties style:font-name="Arial" style:font-name-complex="Arial"/>
    </style:style>
    <style:style style:name="T158" style:parent-style-name="Fuentedepárrafopredeter." style:family="text">
      <style:text-properties style:font-name="Arial" style:font-name-complex="Arial" fo:background-color="#FFFFFF"/>
    </style:style>
    <style:style style:name="T159" style:parent-style-name="Fuentedepárrafopredeter." style:family="text">
      <style:text-properties style:font-name="Arial" style:font-name-complex="Arial"/>
    </style:style>
    <style:style style:name="T160" style:parent-style-name="Fuentedepárrafopredeter." style:family="text">
      <style:text-properties style:font-name="Arial" style:font-name-complex="Arial" fo:background-color="#FFFFFF"/>
    </style:style>
    <style:style style:name="T161" style:parent-style-name="Fuentedepárrafopredeter." style:family="text">
      <style:text-properties style:font-name="Arial" style:font-name-complex="Arial"/>
    </style:style>
    <style:style style:name="T162" style:parent-style-name="Fuentedepárrafopredeter." style:family="text">
      <style:text-properties style:font-name="Arial" style:font-name-complex="Arial"/>
    </style:style>
    <style:style style:name="T163" style:parent-style-name="Fuentedepárrafopredeter." style:family="text">
      <style:text-properties style:font-name="Arial" style:font-name-complex="Arial"/>
    </style:style>
    <style:style style:name="T164" style:parent-style-name="Fuentedepárrafopredeter." style:family="text">
      <style:text-properties style:font-name="Arial" style:font-name-complex="Arial"/>
    </style:style>
    <style:style style:name="T165" style:parent-style-name="Fuentedepárrafopredeter." style:family="text">
      <style:text-properties style:font-name="Arial" style:font-name-complex="Arial"/>
    </style:style>
    <style:style style:name="P166" style:parent-style-name="Normal" style:family="paragraph">
      <style:text-properties style:font-name="Arial" style:font-name-complex="Arial"/>
    </style:style>
    <style:style style:name="T167" style:parent-style-name="Fuentedepárrafopredeter." style:family="text">
      <style:text-properties style:font-name="Arial" style:font-name-complex="Arial" fo:color="#000000" fo:background-color="#FFFFFF"/>
    </style:style>
    <style:style style:name="T168" style:parent-style-name="Fuentedepárrafopredeter." style:family="text">
      <style:text-properties style:font-name="Arial" style:font-name-complex="Arial"/>
    </style:style>
    <style:style style:name="T169" style:parent-style-name="Fuentedepárrafopredeter." style:family="text">
      <style:text-properties style:font-name="Arial" style:font-name-complex="Arial"/>
    </style:style>
    <style:style style:name="T170" style:parent-style-name="Fuentedepárrafopredeter." style:family="text">
      <style:text-properties style:font-name="Arial" style:font-name-complex="Arial"/>
    </style:style>
    <style:style style:name="T171" style:parent-style-name="Fuentedepárrafopredeter." style:family="text">
      <style:text-properties style:font-name="Arial" style:font-name-complex="Arial"/>
    </style:style>
    <style:style style:name="T172" style:parent-style-name="Fuentedepárrafopredeter." style:family="text">
      <style:text-properties style:font-name="Arial" style:font-name-complex="Arial"/>
    </style:style>
    <style:style style:name="T173" style:parent-style-name="Fuentedepárrafopredeter." style:family="text">
      <style:text-properties style:font-name="Arial" style:font-name-complex="Arial" fo:color="#000000"/>
    </style:style>
    <style:style style:name="T174" style:parent-style-name="Fuentedepárrafopredeter." style:family="text">
      <style:text-properties fo:color="#000000"/>
    </style:style>
    <style:style style:name="T175" style:parent-style-name="Hipervínculo" style:family="text">
      <style:text-properties style:font-name="Arial" style:font-name-complex="Arial" fo:color="#003399"/>
    </style:style>
    <style:style style:name="P176" style:parent-style-name="Normal" style:family="paragraph">
      <style:text-properties style:font-name="Arial" style:font-name-complex="Arial"/>
    </style:style>
    <style:style style:name="T177" style:parent-style-name="Fuentedepárrafopredeter." style:family="text">
      <style:text-properties style:font-name="Arial" style:font-name-complex="Arial" fo:background-color="#FFFFFF"/>
    </style:style>
    <style:style style:name="T178" style:parent-style-name="Fuentedepárrafopredeter." style:family="text">
      <style:text-properties style:font-name="Arial" style:font-name-complex="Arial"/>
    </style:style>
    <style:style style:name="T179" style:parent-style-name="Fuentedepárrafopredeter." style:family="text">
      <style:text-properties style:font-name="Arial" style:font-name-complex="Arial"/>
    </style:style>
    <style:style style:name="P180" style:parent-style-name="Normal" style:family="paragraph">
      <style:text-properties style:font-name="Arial" style:font-name-complex="Arial"/>
    </style:style>
    <style:style style:name="T181" style:parent-style-name="Fuentedepárrafopredeter." style:family="text">
      <style:text-properties style:font-name="Arial" style:font-name-complex="Arial"/>
    </style:style>
    <style:style style:name="T182" style:parent-style-name="Fuentedepárrafopredeter." style:family="text">
      <style:text-properties style:font-name="Arial" style:font-name-complex="Arial"/>
    </style:style>
    <style:style style:name="T183" style:parent-style-name="Fuentedepárrafopredeter." style:family="text">
      <style:text-properties style:font-name="Arial" style:font-name-complex="Arial"/>
    </style:style>
    <style:style style:name="P184" style:parent-style-name="Normal" style:family="paragraph">
      <style:text-properties style:font-name="Arial" style:font-name-complex="Arial"/>
    </style:style>
    <style:style style:name="T185" style:parent-style-name="Fuentedepárrafopredeter." style:family="text">
      <style:text-properties style:font-name="Arial" style:font-name-complex="Arial"/>
    </style:style>
    <style:style style:name="T186" style:parent-style-name="Fuentedepárrafopredeter." style:family="text">
      <style:text-properties style:font-name="Arial" style:font-name-complex="Arial"/>
    </style:style>
    <style:style style:name="T187" style:parent-style-name="Fuentedepárrafopredeter." style:family="text">
      <style:text-properties style:font-name="Arial" style:font-name-complex="Arial"/>
    </style:style>
    <style:style style:name="T188" style:parent-style-name="Fuentedepárrafopredeter." style:family="text">
      <style:text-properties style:font-name="Arial" style:font-name-complex="Arial"/>
    </style:style>
    <style:style style:name="T189" style:parent-style-name="Fuentedepárrafopredeter." style:family="text">
      <style:text-properties style:font-name="Arial" style:font-name-complex="Arial"/>
    </style:style>
    <style:style style:name="T190" style:parent-style-name="Fuentedepárrafopredeter." style:family="text">
      <style:text-properties style:font-name="Arial" style:font-name-complex="Arial"/>
    </style:style>
    <style:style style:name="T191" style:parent-style-name="Fuentedepárrafopredeter." style:family="text">
      <style:text-properties style:font-name="Arial" style:font-name-complex="Arial"/>
    </style:style>
    <style:style style:name="T192" style:parent-style-name="Fuentedepárrafopredeter." style:family="text">
      <style:text-properties style:font-name="Arial" style:font-name-complex="Arial"/>
    </style:style>
    <style:style style:name="P193" style:parent-style-name="Normal" style:family="paragraph">
      <style:text-properties style:font-name="Arial" style:font-name-complex="Arial"/>
    </style:style>
    <style:style style:name="T194" style:parent-style-name="Fuentedepárrafopredeter." style:family="text">
      <style:text-properties style:font-name="Arial" style:font-name-complex="Arial"/>
    </style:style>
    <style:style style:name="T195" style:parent-style-name="Fuentedepárrafopredeter." style:family="text">
      <style:text-properties style:font-name="Arial" style:font-name-complex="Arial"/>
    </style:style>
    <style:style style:name="T196" style:parent-style-name="Fuentedepárrafopredeter." style:family="text">
      <style:text-properties style:font-name="Arial" style:font-name-complex="Arial"/>
    </style:style>
    <style:style style:name="T197" style:parent-style-name="Fuentedepárrafopredeter." style:family="text">
      <style:text-properties style:font-name="Arial" style:font-name-complex="Arial"/>
    </style:style>
    <style:style style:name="T198" style:parent-style-name="Fuentedepárrafopredeter." style:family="text">
      <style:text-properties style:font-name="Arial" style:font-name-complex="Arial"/>
    </style:style>
    <style:style style:name="T199" style:parent-style-name="Fuentedepárrafopredeter." style:family="text">
      <style:text-properties style:font-name="Arial" style:font-name-complex="Arial"/>
    </style:style>
    <style:style style:name="T200" style:parent-style-name="Fuentedepárrafopredeter." style:family="text">
      <style:text-properties style:font-name="Arial" style:font-name-complex="Arial"/>
    </style:style>
    <style:style style:name="T201" style:parent-style-name="Fuentedepárrafopredeter." style:family="text">
      <style:text-properties style:font-name="Arial" style:font-name-complex="Arial"/>
    </style:style>
    <style:style style:name="T202" style:parent-style-name="Fuentedepárrafopredeter." style:family="text">
      <style:text-properties style:font-name="Arial" style:font-name-complex="Arial"/>
    </style:style>
    <style:style style:name="T203" style:parent-style-name="Fuentedepárrafopredeter." style:family="text">
      <style:text-properties style:font-name="Arial" style:font-name-complex="Arial"/>
    </style:style>
    <style:style style:name="T204" style:parent-style-name="Fuentedepárrafopredeter." style:family="text">
      <style:text-properties style:font-name="Arial" style:font-name-complex="Arial"/>
    </style:style>
    <style:style style:name="T205" style:parent-style-name="Fuentedepárrafopredeter." style:family="text">
      <style:text-properties style:font-name="Arial" style:font-name-complex="Arial"/>
    </style:style>
    <style:style style:name="T206" style:parent-style-name="Fuentedepárrafopredeter." style:family="text">
      <style:text-properties style:font-name="Arial" style:font-name-complex="Arial"/>
    </style:style>
    <style:style style:name="T207" style:parent-style-name="Fuentedepárrafopredeter." style:family="text">
      <style:text-properties style:font-name="Arial" style:font-name-complex="Arial"/>
    </style:style>
    <style:style style:name="T208" style:parent-style-name="Fuentedepárrafopredeter." style:family="text">
      <style:text-properties style:font-name="Arial" style:font-name-complex="Arial"/>
    </style:style>
    <style:style style:name="T209" style:parent-style-name="Fuentedepárrafopredeter." style:family="text">
      <style:text-properties style:font-name="Arial" style:font-name-complex="Arial"/>
    </style:style>
    <style:style style:name="T210" style:parent-style-name="Fuentedepárrafopredeter." style:family="text">
      <style:text-properties style:font-name="Arial" style:font-name-complex="Arial"/>
    </style:style>
    <style:style style:name="P211" style:parent-style-name="Normal" style:family="paragraph">
      <style:text-properties style:font-name="Arial" style:font-name-complex="Arial"/>
    </style:style>
    <style:style style:name="T212" style:parent-style-name="Fuentedepárrafopredeter." style:family="text">
      <style:text-properties style:font-name="Arial" style:font-name-complex="Arial"/>
    </style:style>
    <style:style style:name="T213" style:parent-style-name="Fuentedepárrafopredeter." style:family="text">
      <style:text-properties style:font-name="Arial" style:font-name-complex="Arial" fo:color="#202122" fo:font-size="10.5pt" style:font-size-asian="10.5pt" style:font-size-complex="10.5pt" fo:background-color="#FFFFFF"/>
    </style:style>
    <style:style style:name="T214" style:parent-style-name="Fuentedepárrafopredeter." style:family="text">
      <style:text-properties style:font-name="Arial" style:font-name-complex="Arial"/>
    </style:style>
    <style:style style:name="T215" style:parent-style-name="Fuentedepárrafopredeter." style:family="text">
      <style:text-properties style:font-name="Arial" style:font-name-complex="Arial"/>
    </style:style>
    <style:style style:name="T216" style:parent-style-name="Fuentedepárrafopredeter." style:family="text">
      <style:text-properties style:font-name="Arial" style:font-name-complex="Arial"/>
    </style:style>
    <style:style style:name="T217" style:parent-style-name="Fuentedepárrafopredeter." style:family="text">
      <style:text-properties style:font-name="Arial" style:font-name-complex="Arial"/>
    </style:style>
    <style:style style:name="T218" style:parent-style-name="Fuentedepárrafopredeter." style:family="text">
      <style:text-properties style:font-name="Arial" style:font-name-complex="Arial"/>
    </style:style>
    <style:style style:name="T219" style:parent-style-name="Fuentedepárrafopredeter." style:family="text">
      <style:text-properties style:font-name="Arial" style:font-name-complex="Arial"/>
    </style:style>
    <style:style style:name="T220" style:parent-style-name="Fuentedepárrafopredeter." style:family="text">
      <style:text-properties style:font-name="Arial" style:font-name-complex="Arial"/>
    </style:style>
    <style:style style:name="T221" style:parent-style-name="Fuentedepárrafopredeter." style:family="text">
      <style:text-properties style:font-name="Arial" style:font-name-complex="Arial"/>
    </style:style>
    <style:style style:name="T222" style:parent-style-name="Fuentedepárrafopredeter." style:family="text">
      <style:text-properties style:font-name="Arial" style:font-name-complex="Arial"/>
    </style:style>
    <style:style style:name="T223" style:parent-style-name="Fuentedepárrafopredeter." style:family="text">
      <style:text-properties style:font-name="Arial" style:font-name-complex="Arial"/>
    </style:style>
    <style:style style:name="P224" style:parent-style-name="Normal" style:family="paragraph">
      <style:text-properties style:font-name="Arial" style:font-name-complex="Arial"/>
    </style:style>
    <style:style style:name="T225" style:parent-style-name="Fuentedepárrafopredeter." style:family="text">
      <style:text-properties style:font-name="Arial" style:font-name-complex="Arial" fo:background-color="#FFFFFF"/>
    </style:style>
    <style:style style:name="T226" style:parent-style-name="Fuentedepárrafopredeter." style:family="text">
      <style:text-properties style:font-name="Arial" style:font-name-complex="Arial"/>
    </style:style>
    <style:style style:name="T227" style:parent-style-name="Fuentedepárrafopredeter." style:family="text">
      <style:text-properties style:font-name="Arial" style:font-name-complex="Arial" fo:background-color="#FFFFFF"/>
    </style:style>
    <style:style style:name="T228" style:parent-style-name="Fuentedepárrafopredeter." style:family="text">
      <style:text-properties style:font-name="Arial" style:font-name-complex="Arial"/>
    </style:style>
    <style:style style:name="T229" style:parent-style-name="Fuentedepárrafopredeter." style:family="text">
      <style:text-properties style:font-name="Arial" style:font-name-complex="Arial" fo:background-color="#FFFFFF"/>
    </style:style>
    <style:style style:name="T230" style:parent-style-name="Fuentedepárrafopredeter." style:family="text">
      <style:text-properties style:font-name="Arial" style:font-name-complex="Arial" fo:font-style="italic" style:font-style-asian="italic" style:font-style-complex="italic" fo:background-color="#FFFFFF"/>
    </style:style>
    <style:style style:name="T231" style:parent-style-name="Fuentedepárrafopredeter." style:family="text">
      <style:text-properties style:font-name="Arial" style:font-name-complex="Arial" fo:background-color="#FFFFFF"/>
    </style:style>
    <style:style style:name="T232" style:parent-style-name="Fuentedepárrafopredeter." style:family="text">
      <style:text-properties style:font-name="Arial" style:font-name-complex="Arial" fo:background-color="#FFFFFF"/>
    </style:style>
    <style:style style:name="T233" style:parent-style-name="Fuentedepárrafopredeter." style:family="text">
      <style:text-properties fo:background-color="#FFFFFF"/>
    </style:style>
    <style:style style:name="T234" style:parent-style-name="Hipervínculo" style:family="text">
      <style:text-properties fo:background-color="#FFFFFF"/>
    </style:style>
    <style:style style:name="P235" style:parent-style-name="Normal" style:family="paragraph">
      <style:text-properties fo:background-color="#FFFFFF"/>
    </style:style>
    <style:style style:name="P236" style:parent-style-name="Normal" style:family="paragraph">
      <style:text-properties style:font-name="Arial" style:font-name-complex="Arial" fo:background-color="#FFFFFF"/>
    </style:style>
    <style:style style:name="T237" style:parent-style-name="Fuentedepárrafopredeter." style:family="text">
      <style:text-properties style:font-name="Arial" style:font-name-complex="Arial"/>
    </style:style>
    <style:style style:name="T238" style:parent-style-name="Fuentedepárrafopredeter." style:family="text">
      <style:text-properties style:font-name="Arial" style:font-name-complex="Arial"/>
    </style:style>
    <style:style style:name="T239" style:parent-style-name="Fuentedepárrafopredeter." style:family="text">
      <style:text-properties style:font-name="Arial" style:font-name-complex="Arial"/>
    </style:style>
    <style:style style:name="T240" style:parent-style-name="Fuentedepárrafopredeter." style:family="text">
      <style:text-properties style:font-name="Arial" style:font-name-complex="Arial"/>
    </style:style>
    <style:style style:name="T241" style:parent-style-name="Fuentedepárrafopredeter." style:family="text">
      <style:text-properties style:font-name="Arial" style:font-name-complex="Arial"/>
    </style:style>
    <style:style style:name="T242" style:parent-style-name="Fuentedepárrafopredeter." style:family="text">
      <style:text-properties style:font-name="Arial" style:font-name-complex="Arial"/>
    </style:style>
    <style:style style:name="T243" style:parent-style-name="Fuentedepárrafopredeter." style:family="text">
      <style:text-properties style:font-name="Arial" style:font-name-complex="Arial"/>
    </style:style>
    <style:style style:name="T244" style:parent-style-name="Fuentedepárrafopredeter." style:family="text">
      <style:text-properties style:font-name="Arial" style:font-name-complex="Arial"/>
    </style:style>
    <style:style style:name="T245" style:parent-style-name="Fuentedepárrafopredeter." style:family="text">
      <style:text-properties style:font-name="Arial" style:font-name-complex="Arial"/>
    </style:style>
    <style:style style:name="T246" style:parent-style-name="Fuentedepárrafopredeter." style:family="text">
      <style:text-properties style:font-name="Arial" style:font-name-complex="Arial"/>
    </style:style>
    <style:style style:name="T247" style:parent-style-name="Fuentedepárrafopredeter." style:family="text">
      <style:text-properties style:font-name="Arial" style:font-name-complex="Arial"/>
    </style:style>
    <style:style style:name="T248" style:parent-style-name="Fuentedepárrafopredeter." style:family="text">
      <style:text-properties style:font-name="Arial" style:font-name-complex="Arial"/>
    </style:style>
    <style:style style:name="T249" style:parent-style-name="Fuentedepárrafopredeter." style:family="text">
      <style:text-properties style:font-name="Arial" style:font-name-complex="Arial"/>
    </style:style>
  </office:automatic-styles>
  <office:body>
    <office:text text:use-soft-page-breaks="true">
      <text:p text:style-name="P1">Lenguaje de programación</text:p>
      <text:p text:style-name="Normal"><text:span text:style-name="T2">En </text:span><text:span text:style-name="T3">informática</text:span><text:span text:style-name="T4">, se conoce como lenguaje de programación a </text:span><text:span text:style-name="T5">un programa destinado a la construcción de otros programas informáticos</text:span><text:span text:style-name="T6">. Su nombre se debe a que comprende un </text:span><text:span text:style-name="T7">l</text:span><text:span text:style-name="T8"> que está diseñado para organizar </text:span><text:span text:style-name="T9">algoritmos</text:span><text:span text:style-name="T10"><text:s/>y procesos lógicos que serán luego llevados a cabo por un ordenador o sistema informático</text:span><text:span text:style-name="T11">.</text:span></text:p>
      <text:p text:style-name="Normal"><text:span text:style-name="T12">Referencia:</text:span><text:s/><text:a xlink:href="https://concepto.de/lenguaje-de-programacion/" office:target-frame-name="_top" xlink:show="replace"><text:span text:style-name="T13">https://concepto.de/lenguaje-de-programacion/</text:span></text:a></text:p>
      <text:p text:style-name="P14"/>
      <text:p text:style-name="P15">Algoritmos<text:s/></text:p>
      <text:p text:style-name="P16">En informática, se llaman algoritmos el conjunto de instrucciones sistemáticas y previamente definidas que se utilizan para realizar una determinada tarea.<text:s/></text:p>
      <text:p text:style-name="Normal"><text:span text:style-name="T17">Referencia:<text:s/></text:span><text:a xlink:href="https://www.google.com/search?q=algoritmo&amp;rlz=1C1CHZN_esCO1020CO1020&amp;oq=algoritmo&amp;aqs=chrome..69i57j69i64j0i67i650l5j0i433i512.1503j0j4&amp;sourceid=chrome&amp;ie=UTF-8" office:target-frame-name="_top" xlink:show="replace"><text:span text:style-name="T18">https://www.google.com/search?q=algoritmo&amp;rlz=1C1CHZN_esCO1020CO1020&amp;oq=algoritmo&amp;aqs=chrome..69i57j69i64j0i67i650l5j0i433i512.1503j0j4&amp;sourceid=chrome&amp;ie=UTF-8</text:span></text:a></text:p>
      <text:p text:style-name="P19"/>
      <text:p text:style-name="P20">Lenguaje de maquina</text:p>
      <text:p text:style-name="P21">También denominado código máquina. Es un conjunto de instrucciones entendibles directamente por el ordenador, puesto que se componen de unos y ceros. Generalmente, el programador utiliza un lenguaje de programación basado en el lenguaje natural, y éste es traducido a código máquina posteriormente. Se trata del lenguaje de programación del más bajo nivel, es decir, se comunica con la computadora directamente a través del código binario</text:p>
      <text:p text:style-name="Normal"><text:span text:style-name="T22">Referencia:</text:span><text:s/><text:a xlink:href="https://www.glosarioit.com/Lenguaje_de_m%C3%A1quina" office:target-frame-name="_top" xlink:show="replace"><text:span text:style-name="T23">https://www.glosarioit.com/Lenguaje_de_m%C3%A1quina</text:span></text:a></text:p>
      <text:p text:style-name="P24"/>
      <text:p text:style-name="P25">Lenguaje Ensamblador</text:p>
      <text:p text:style-name="P26">El lenguaje ensamblador o assembler (en inglés: assembler lenguaje y la abreviación asm) es un lenguaje de programación que se usa en los microprocesadores. Implementa una representación simbólica de los códigos de máquina binarios y otras constantes necesarias para programar una arquitectura de procesador y constituye la representación más directa del código máquina específico para cada arquitectura legible por un programador.</text:p>
      <text:p text:style-name="Normal"><text:span text:style-name="T27">Referencia:</text:span><text:s/><text:a xlink:href="https://es.wikipedia.org/wiki/Lenguaje_ensamblador" office:target-frame-name="_top" xlink:show="replace"><text:span text:style-name="T28">https://es.wikipedia.org/wiki/Lenguaje_ensamblador</text:span></text:a></text:p>
      <text:p text:style-name="P29"/>
      <text:p text:style-name="P30"/>
      <text:p text:style-name="P31"/>
      <text:p text:style-name="P32"/>
      <text:p text:style-name="P33"/>
      <text:p text:style-name="P34"/>
      <text:soft-page-break/>
      <text:p text:style-name="P35">Lenguaje de alto nivel<text:s/></text:p>
      <text:p text:style-name="P36">Un lenguaje de programación de alto nivel se caracteriza por expresar los algoritmos de una manera adecuada a la capacidad cognitiva humana, en lugar de la capacidad con que los ejecutan las máquinas. Estos lenguajes permiten una máxima flexibilidad al programador a la hora de abstraerse o de ser literal</text:p>
      <text:p text:style-name="Normal"><text:span text:style-name="T37">Referencia:</text:span><text:s/><text:a xlink:href="https://es.wikipedia.org/wiki/Lenguaje_de_alto_nivel" office:target-frame-name="_top" xlink:show="replace"><text:span text:style-name="T38">https://es.wikipedia.org/wiki/Lenguaje_de_alto_nivel</text:span></text:a></text:p>
      <text:p text:style-name="P39"/>
      <text:p text:style-name="Normal"><text:span text:style-name="T40">Algoritmos Cualitativos</text:span><text:span text:style-name="T41"><text:line-break/></text:span><text:span text:style-name="T42"><text:line-break/></text:span><text:span text:style-name="T43">Los algoritmos cualitativos son aquellos que se realizan por medio de las palabras, lo que quiere decir que las órdenes vienen dadas en forma verbal</text:span></text:p>
      <text:p text:style-name="Normal"><text:span text:style-name="T44">Referencia:<text:s/></text:span><text:a xlink:href="https://www.google.com/search?q=algoritmos+cualitativos&amp;rlz=1C1CHZN_esCO1020CO1020&amp;oq=algoritmos+cual&amp;aqs=chrome.1.69i57j0i512l5.5470j0j4&amp;sourceid=chrome&amp;ie=UTF-" office:target-frame-name="_top" xlink:show="replace"><text:span text:style-name="Hipervínculo">https://www.google.com/search?q=algoritmos+cualitativos&amp;rlz=1C1CHZN_esCO1020CO1020&amp;oq=algoritmos+cual&amp;aqs=chrome.1.69i57j0i512l5.5470j0j4&amp;sourceid=chrome&amp;ie=UTF-</text:span></text:a>8</text:p>
      <text:p text:style-name="Normal"/>
      <text:p text:style-name="P45">Algoritmos Cuantitativos<text:s/></text:p>
      <text:p text:style-name="Normal"><text:span text:style-name="T46">Los </text:span><text:span text:style-name="T47">algoritmos cuantitativos</text:span><text:span text:style-name="T48"> son aquellos algoritmos que utilizan operaciones algebraicas y cálculos numéricos específicos para definir un proceso, obteniendo valores concretos. Por ejemplo, el resultado de una resta o una multiplicación.</text:span></text:p>
      <text:p text:style-name="Normal"><text:span text:style-name="T49">Referencia:<text:s/></text:span><text:a xlink:href="https://www.lifeder.com/algoritmos-cuantitativos/" office:target-frame-name="_top" xlink:show="replace"><text:span text:style-name="T50">https://www.lifeder.com/algoritmos-cuantitativos/</text:span></text:a></text:p>
      <text:p text:style-name="P51"/>
      <text:p text:style-name="P52">Lenguajes Algorítmicos Gráficos</text:p>
      <text:p text:style-name="P53">Es la representación gráfica de las operaciones que realiza un algoritmo también llamado diagrama de flujo. El diagrama de flujo se caracteriza por la forma detallada como respuesta de forma grafica los pasos a seguir para encontrar la solución del problema propuesto<text:s/></text:p>
      <text:p text:style-name="P54"/>
      <text:p text:style-name="Sinespaciado"><text:span text:style-name="T55">Referencia:</text:span><text:s/><text:a xlink:href="https://sites.google.com/a/misena.edu.co/wiki-adsi/home/lenguajes-algoritmicos-graficos" office:target-frame-name="_top" xlink:show="replace"><text:span text:style-name="T56">https://sites.google.com/a/misena.edu.co/wiki-adsi/home/lenguajes-algoritmicos-graficos</text:span></text:a></text:p>
      <text:p text:style-name="P57"/>
      <text:p text:style-name="P58"/>
      <text:p text:style-name="P59">Lenguaje<text:s/>No Gráficos:</text:p>
      <text:p text:style-name="P60"/>
      <text:p text:style-name="P61">El lenguaje gráfico reúne y combina tres lenguajes básicos ligados a la Forma: son la Imagen, el Signo y el Esquema. Ellos corresponden 1) a la forma de las cosas del entorno, 2) a la forma de las notaciones y 3) a la forma de las estructuras que subyacen a las realidades invisibles.</text:p>
      <text:p text:style-name="Sinespaciado"><text:span text:style-name="T62">Referencia:</text:span><text:s/><text:a xlink:href="https://www.google.com/search?q=lenguaje+grafico&amp;rlz=1C1CHZN_esCO1020CO1020&amp;oq=Lenguaje+no+gra&amp;aqs=chrome.1.69i57j0i22i30l6j69i60.7703j0j9&amp;sourceid=chrome&amp;ie=UTF-8" office:target-frame-name="_top" xlink:show="replace"><text:span text:style-name="Hipervínculo">https://www.google.com/search?q=lenguaje+grafico&amp;rlz=1C1CHZN_esCO1020CO1020&amp;oq=Lenguaje+no+gra&amp;aqs=chrome.1.69i57j0i22i30l6j69i60.7703j0j9&amp;sourceid=chrome&amp;ie=UTF-8</text:span></text:a></text:p>
      <text:p text:style-name="P63"/>
      <text:p text:style-name="P64"/>
      <text:p text:style-name="P65"/>
      <text:p text:style-name="P66"/>
      <text:p text:style-name="P67"/>
      <text:soft-page-break/>
      <text:p text:style-name="P68">Pseudocódigo</text:p>
      <text:p text:style-name="P69"/>
      <text:p text:style-name="Sinespaciado"><text:span text:style-name="T70">El </text:span><text:span text:style-name="T71">pseudocódigo </text:span><text:span text:style-name="T72">es una forma de expresar los distintos pasos que va a realizar un programa, de la forma más parecida a un lenguaje de programación. Su principal función es la de representar por pasos la solución a un problema o algoritmo, de la forma más detallada posible, utilizando un lenguaje cercano al de programación</text:span></text:p>
      <text:p text:style-name="P73"/>
      <text:p text:style-name="Sinespaciado"><text:span text:style-name="T74">Referencia:</text:span><text:s/><text:a xlink:href="https://openwebinars.net/blog/que-es-pseudocodigo/" office:target-frame-name="_top" xlink:show="replace"><text:span text:style-name="T75">https://openwebinars.net/blog/que-es-pseudocodigo/</text:span></text:a></text:p>
      <text:p text:style-name="P76"/>
      <text:p text:style-name="P77">Definición de Problema</text:p>
      <text:p text:style-name="P78"/>
      <text:p text:style-name="P79">Un problema es una circunstancia en la que se genera un obstáculo al curso normal de las cosas. Su etimología nos demuestra que un problema es aquel que requiere de solución. A nivel social, el concepto más genérico de problema puede ser vertido en cualquier campo, porque en teoría, problemas existen en todos lados.</text:p>
      <text:p text:style-name="P80"/>
      <text:p text:style-name="Sinespaciado"><text:span text:style-name="T81">Referencia:</text:span><text:s/><text:a xlink:href="https://repository.unad.edu.co/bitstream/handle/10596/8051/204030%20Definicion%20del%20problema.pdf?sequence=1" office:target-frame-name="_top" xlink:show="replace"><text:span text:style-name="T82">https://repository.unad.edu.co/bitstream/handle/10596/8051/204030%20Definicion%20del%20problema.pdf?sequence=1</text:span></text:a></text:p>
      <text:p text:style-name="P83"/>
      <text:p text:style-name="P84">Análisis del problema</text:p>
      <text:p text:style-name="P85"/>
      <text:p text:style-name="P86">El análisis del problema define la naturaleza, el alcance, las causas y las consecuencias específicos del tema de la campaña para determinar el mejor modo de abordar esa cuestión y qué que puede cambiarse</text:p>
      <text:p text:style-name="P87"/>
      <text:p text:style-name="Sinespaciado"><text:span text:style-name="T88">Referencia:<text:s/></text:span><text:a xlink:href="https://www.endvawnow.org/es/articles/1176-herramientas-para-el-anlisis-del-problema.html" office:target-frame-name="_top" xlink:show="replace"><text:span text:style-name="T89">https://www.endvawnow.org/es/articles/1176-herramientas-para-el-anlisis-del-problema.html</text:span></text:a></text:p>
      <text:p text:style-name="P90"/>
      <text:p text:style-name="P91">Diseño de algoritmo<text:s/></text:p>
      <text:p text:style-name="P92"/>
      <text:p text:style-name="P93">Un algoritmo se hace con tres bloques básicos de construcción: secuenciación, selección e iteración. Secuenciación: un algoritmo es un proceso paso a paso, y el orden de esos pasos es crucial para asegurar que el algoritmo sea correcto.<text:s/></text:p>
      <text:p text:style-name="P94"/>
      <text:p text:style-name="Sinespaciado"><text:span text:style-name="T95">Referencia:</text:span><text:s/><text:a xlink:href="https://www.google.com/search?q=dise%C3%B1o+de+algoritmos&amp;rlz=1C1CHZN_esCO1020CO1020&amp;oq=Dise%C3%B1o+de+alg&amp;aqs=chrome.1.69i57j0i512l9.4664j0j4&amp;sourceid=chrome&amp;ie=UTF-8" office:target-frame-name="_top" xlink:show="replace"><text:span text:style-name="T96">https://www.google.com/search?q=dise%C3%B1o+de+algoritmos&amp;rlz=1C1CHZN_esCO1020CO1020&amp;oq=Dise%C3%B1o+de+alg&amp;aqs=chrome.1.69i57j0i512l9.4664j0j4&amp;sourceid=chrome&amp;ie=UTF-8</text:span></text:a></text:p>
      <text:p text:style-name="P97"/>
      <text:p text:style-name="P98">Codificación</text:p>
      <text:p text:style-name="P99"/>
      <text:p text:style-name="P100">La codificación es el acto y el resultado de codificar. Este verbo, por su parte, puede aludir a modificar la expresión de un mensaje o a registrar algo a través de las reglas de un código. También puede referirse a la formación de un cuerpo de leyes que se constituye como un sistema.</text:p>
      <text:p text:style-name="P101"/>
      <text:p text:style-name="Sinespaciado"><text:span text:style-name="T102">Referencia:<text:s/></text:span><text:a xlink:href="https://definicion.de/codificacion/" office:target-frame-name="_top" xlink:show="replace"><text:span text:style-name="T103">https://definicion.de/codificacion/</text:span></text:a></text:p>
      <text:p text:style-name="P104"/>
      <text:p text:style-name="P105"/>
      <text:p text:style-name="P106"/>
      <text:p text:style-name="P107"/>
      <text:p text:style-name="P108"/>
      <text:p text:style-name="P109"/>
      <text:p text:style-name="P110"/>
      <text:soft-page-break/>
      <text:p text:style-name="P111">Compilación y ejecución<text:s/></text:p>
      <text:p text:style-name="P112"/>
      <text:p text:style-name="P113">Es una técnica para mejorar el rendimiento de sistemas de programación que compilan a bytecode, consistente en traducir el bytecode a código maquina nativo en tiempo de ejecución. La compilación en tiempo de ejecución se construye a partir de dos ideas anteriores relacionadas con los entornos de ejecución: la compilación: bytecode y la compilación dinámica<text:s/></text:p>
      <text:p text:style-name="Normal"><text:span text:style-name="T114">Referencia</text:span><text:span text:style-name="T115">:<text:s/></text:span><text:a xlink:href="https://sites.google.com/a/misena.edu.co/wiki-adsi/home/compilacion-y-ejecucion" office:target-frame-name="_top" xlink:show="replace"><text:span text:style-name="T116">https://sites.google.com/a/misena.edu.co/wiki-adsi/home/compilacion-y-ejecucion</text:span></text:a></text:p>
      <text:p text:style-name="P117">Prueba y depuración<text:s/></text:p>
      <text:p text:style-name="P118">Las prácticas de codificación y diseño le ayudan a crear programas de calidad y deben ir seguidas de pruebas exhaustivas de los programas. Tiene que prestar especial atención a la fase de prueba de desarrollo para que:</text:p>
      <text:list text:style-name="LFO1" text:continue-numbering="true">
        <text:list-item>
          <text:p text:style-name="P119">Su programa sea completamente operativo tras el menos número posible de ejecuciones de prueba, minimizando el tiempo y el coste del desarrollo del programa.</text:p>
        </text:list-item>
        <text:list-item>
          <text:p text:style-name="P120">Su programa cumpla todos los objetivos de diseño antes de lanzarse al trabajo de producción.</text:p>
        </text:list-item>
        <text:list-item>
          <text:p text:style-name="P121">Su programa incluya comentarios suficientes permitir a quienes utilizan y se encargan del mantenimiento del programa realizar tareas sin ayuda adicional.</text:p>
        </text:list-item>
      </text:list>
      <text:p text:style-name="P122"><text:span text:style-name="T123">El proceso de prueba suele desvelar </text:span><text:span text:style-name="T124">bugs</text:span><text:span text:style-name="T125"> (o errores), un término genérico que abarca todo lo que hace su programa que no se esperaba que hiciese. El proceso de suprimir estos errores del programa se conoce como </text:span><text:span text:style-name="T126">depuración</text:span><text:span text:style-name="T127">.</text:span></text:p>
      <text:p text:style-name="Normal"><text:span text:style-name="T128">Referencia:<text:s/></text:span><text:a xlink:href="https://www.ibm.com/docs/es/developer-for-zos/9.5.1?topic=SSQ2R2_9.5.1/com.ibm.etools.pl1.win.doc/topics/debug.htm" office:target-frame-name="_top" xlink:show="replace"><text:span text:style-name="T129">https://www.ibm.com/docs/es/developer-for-zos/9.5.1?topic=SSQ2R2_9.5.1/com.ibm.etools.pl1.win.doc/topics/debug.htm</text:span></text:a></text:p>
      <text:p text:style-name="P130">Documentación<text:line-break/><text:line-break/>La documentación es sobre todo información necesaria para conseguir un grado de eficacia en el desarrollo de cualquier ámbito profesional.</text:p>
      <text:p text:style-name="Normal"><text:span text:style-name="T131">Referencia:<text:s/></text:span><text:a xlink:href="https://www.google.com/search?q=documentacion&amp;rlz=1C1CHZN_esCO1020CO1020&amp;oq=documentacion&amp;aqs=chrome..69i57l3j0i271l2.4687j0j4&amp;sourceid=chrome&amp;ie=UTF-8" office:target-frame-name="_top" xlink:show="replace"><text:span text:style-name="T132">https://www.google.com/search?q=documentacion&amp;rlz=1C1CHZN_esCO1020CO1020&amp;oq=documentacion&amp;aqs=chrome..69i57l3j0i271l2.4687j0j4&amp;sourceid=chrome&amp;ie=UTF-8</text:span></text:a></text:p>
      <text:p text:style-name="P133">Tipos de datos</text:p>
      <text:p text:style-name="P134">Un tipo de dato es un espacio en memoria con restricciones. Por ejemplo, el tipo “int” representa, generalmente, un conjunto de enteros de 32 bits cuyo rango va desde el -2.147.483.648. al 2.147.483.647, así como las operaciones que se pueden realizar con los enteros, como son la suma, la resta, y la multiplicación<text:s/></text:p>
      <text:p text:style-name="Normal"><text:span text:style-name="T135">Referencia:</text:span><text:s/><text:a xlink:href="https://www.google.com/search?q=tipos+de+datios&amp;rlz=1C1CHZN_esCO1020CO1020&amp;ei=kR3FZNu3A4Ln5NoP3oCfqAM&amp;ved=0ahUKEwibxJrzi7SAAxWCM1kFHV7ABzUQ4dUDCA8&amp;uact=5&amp;oq=tipos+de+datios&amp;gs_lp=Egxnd3Mtd2l6LXNlcnAiD3RpcG9zIGRlIGRhdGlvczIKEAAYDRiABBixAzIHEAAYDRiABDIHEAAYDRiABDIHEAAYDRiABDIHEAAYDRiABDIHEAAYDRiABDIHEAAYDRiABDIHEAAYDRiABDIHEAAYDRiABDIHEAAYDRiABEiuKVC1BFi1KHAJeAGQAQCYAYACoAHLGaoBBjAuMTkuMbgBA8gBAPgBAcICChAAGEcY1gQYsAPCAgoQABiKBRiwAxhDwgINEAAYigUYsQMYgwEYQ8ICBxAAGIoFGEPCAgkQABiKBRgKGEPCAhEQLhiABBixAxiDARjHARjRA8ICCxAAGIAEGLEDGIMBwgIFEAAYgATCAgsQABiKBRixAxiDAcICDhAuGIAEGLEDGMcBGNEDwgIIEC4YgAQYsQPCAgsQLhiKBRixAxiDAcICCBAAGIAEGLEDwgISEAAYigUYsQMYgwEYQxhGGIACwgIQEAAYigUYsQMYgwEYyQMYQ8ICCBAAGIoFGJIDwgINEAAYgAQYsQMYgwEYCsICChAAGIAEGLEDGArCAhMQLhiABBixAxiDARjHARjRAxgKwgIHEAAYgAQYCsICCBAAGIoFGLEDwgIGEAAYFhge4gMEGAAgQYgGAZAGCg&amp;sclient=gws-wiz-serp" office:target-frame-name="_top" xlink:show="replace"><text:span text:style-name="Hipervínculo">https://www.google.com/search?q=tipos+de+datios&amp;rlz=1C1CHZN_esCO1020CO1020&amp;ei=kR3FZNu3A4Ln5NoP3oCfqAM&amp;ved=0ahUKEwibxJrzi7SAAxWCM1kFHV7ABzUQ4dUDCA8&amp;uact=5&amp;oq=tipos+de+datios&amp;gs_lp=Egxnd3Mtd2l6LXNlcnAiD3RpcG9zIGRlIGRhdGlvczIKEAAYDRiABBixAzIHEAAYDRiABDIHEAAYDRiABDIHEAAYDRiABDIHEAAYDRiABDIHEAAYDRiABDIHEAAYDRiABDIHEAAYDRiABDIHEAAYDRiABDIHEAAYDRiABEiuKVC1BFi1KHAJeAGQAQCYAYACoAHLGaoBBjAuMTku</text:span><text:soft-page-break/><text:span text:style-name="Hipervínculo">MbgBA8gBAPgBAcICChAAGEcY1gQYsAPCAgoQABiKBRiwAxhDwgINEAAYigUYsQMYgwEYQ8ICBxAAGIoFGEPCAgkQABiKBRgKGEPCAhEQLhiABBixAxiDARjHARjRA8ICCxAAGIAEGLEDGIMBwgIFEAAYgATCAgsQABiKBRixAxiDAcICDhAuGIAEGLEDGMcBGNEDwgIIEC4YgAQYsQPCAgsQLhiKBRixAxiDAcICCBAAGIAEGLEDwgISEAAYigUYsQMYgwEYQxhGGIACwgIQEAAYigUYsQMYgwEYyQMYQ8ICCBAAGIoFGJIDwgINEAAYgAQYsQMYgwEYCsICChAAGIAEGLEDGArCAhMQLhiABBixAxiDARjHARjRAxgKwgIHEAAYgAQYCsICCBAAGIoFGLEDwgIGEAAYFhge4gMEGAAgQYgGAZAGCg&amp;sclient=gws-wiz-serp</text:span></text:a></text:p>
      <text:p text:style-name="P136">Expresiones<text:line-break/><text:line-break/>Las expresiones son secuencias de operadores y operandos que se utilizan para uno o más de estos propósitos: Calcular un valor a partir de los operandos. Designar objetos o funciones.</text:p>
      <text:p text:style-name="Normal"><text:span text:style-name="T137">Referencia</text:span>:<text:s/><text:a xlink:href="https://www.google.com/search?q=expresiones+en+programacion&amp;rlz=1C1CHZN_esCO1020CO1020&amp;ei=AR_FZPvdFcui5NoPxauYoAc&amp;oq=expresiones+en+p&amp;gs_lp=Egxnd3Mtd2l6LXNlcnAiEGV4cHJlc2lvbmVzIGVuIHAqAggCMgUQABiABDIFEAAYgAQyBRAAGIAEMgUQABiABDIFEAAYgAQyBRAAGIAEMgUQABiABDIFEAAYgAQyBRAAGIAEMgUQABiABEi_RFCRCljuOXADeAGQAQCYAcABoAGkCaoBAzAuN7gBAcgBAPgBAcICChAAGEcY1gQYsAPCAgoQABiKBRiwAxhDwgIMEAAYigUYsAMYChhDwgIHEAAYigUYQ8ICChAAGIoFGLEDGEPCAgoQABgNGIAEGLEDwgIHEAAYDRiABMICCBAAGIAEGLED4gMEGAAgQYgGAZAGCg&amp;sclient=gws-wiz-serp" office:target-frame-name="_top" xlink:show="replace"><text:span text:style-name="Hipervínculo">https://www.google.com/search?q=expresiones+en+programacion&amp;rlz=1C1CHZN_esCO1020CO1020&amp;ei=AR_FZPvdFcui5NoPxauYoAc&amp;oq=expresiones+en+p&amp;gs_lp=Egxnd3Mtd2l6LXNlcnAiEGV4cHJlc2lvbmVzIGVuIHAqAggCMgUQABiABDIFEAAYgAQyBRAAGIAEMgUQABiABDIFEAAYgAQyBRAAGIAEMgUQABiABDIFEAAYgAQyBRAAGIAEMgUQABiABEi_RFCRCljuOXADeAGQAQCYAcABoAGkCaoBAzAuN7gBAcgBAPgBAcICChAAGEcY1gQYsAPCAgoQABiKBRiwAxhDwgIMEAAYigUYsAMYChhDwgIHEAAYigUYQ8ICChAAGIoFGLEDGEPCAgoQABgNGIAEGLEDwgIHEAAYDRiABMICCBAAGIAEGLED4gMEGAAgQYgGAZAGCg&amp;sclient=gws-wiz-serp</text:span></text:a></text:p>
      <text:p text:style-name="P138">Operadores y Operando</text:p>
      <text:p text:style-name="Normal"><text:span text:style-name="T139"><text:s/>Un operando puede ser una constante, una variable o el resultado de una función. Los operadores son aritméticos, lógicos y relacionales. Al igual que sucede en C, la funcionalidad de un operador puede variar según el tipo de datos de los operandos especificados en la</text:span><text:span text:style-name="T140"><text:s/></text:span><text:span text:style-name="T141">expresión.</text:span></text:p>
      <text:p text:style-name="Normal"><text:span text:style-name="T142">Referencia</text:span>:<text:s/><text:a xlink:href="https://www.google.com/search?q=operadores+y+operandos+en+programaci%C3%B3n&amp;rlz=1C1CHZN_esCO1020CO1020&amp;ei=ch_FZLjDCuuRur8P98GdwAE&amp;oq=Operadores+y+operando+pro&amp;gs_lp=Egxnd3Mtd2l6LXNlcnAiGU9wZXJhZG9yZXMgeSBvcGVyYW5kbyBwcm8qAggAMgYQABgWGB5Ihh9QlAZYuhdwAngBkAEAmAHCAaAB_gSqAQMwLjS4AQPIAQD4AQHCAgoQABhHGNYEGLADwgIIEAAYFhgeGA_CAgUQIRigAcICCBAhGBYYHhgd4gMEGAAgQYgGAZAGCA&amp;sclient=gws-wiz-serp" office:target-frame-name="_top" xlink:show="replace"><text:span text:style-name="Hipervínculo">https://www.google.com/search?q=operadores+y+operandos+en+programaci%C3%B3n&amp;rlz=1C1CHZN_esCO1020CO1020&amp;ei=ch_FZLjDCuuRur8P98GdwAE&amp;oq=Operadores+y+operando+pro&amp;gs_lp=Egxnd3Mtd2l6LXNlcnAiGU9wZXJhZG9yZXMgeSBvcGVyYW5kbyBwcm8qAggAMgYQABgWGB5Ihh9QlAZYuhdwAngBkAEAmAHCAaAB_gSqAQMwLjS4AQPIAQD4AQHCAgoQABhHGNYEGLADwgIIEAAYFhgeGA_CAgUQIRigAcICCBAhGBYYHhgd4gMEGAAgQYgGAZAGCA&amp;sclient=gws-wiz-serp</text:span></text:a></text:p>
      <text:p text:style-name="Normal"/>
      <text:p text:style-name="Normal"/>
      <text:p text:style-name="Normal"/>
      <text:p text:style-name="P143">Identificadores (variables y constantes)</text:p>
      <text:p text:style-name="Normal"><text:span text:style-name="T144">Un identificador es un conjunto de caracteres alfanuméricos de cualquier longitud que sirve para identificar las entidades del programa (clases, funciones, variables, tipos compuestos) Los identificadores pueden ser combinaciones de letras y números. Cada lenguaje tiene sus propias reglas que definen como pueden estar construidos. Cuando un identificador se asocia a una entidad concreta, entonces es el «nombre» de dicha entidad, y en adelante la representa en el programa. Nombrar las entidades hace<text:s/></text:span><text:soft-page-break/><text:span text:style-name="T145">posible referirse a las mismas, lo cual es esencial para cualquier tipo de procesamiento simbólico.</text:span></text:p>
      <text:p text:style-name="Normal"><text:span text:style-name="T146">Referencia</text:span>:<text:s/><text:a xlink:href="https://andresmtzg.wordpress.com/2012/09/27/identificadores-variables-y-constantes/" office:target-frame-name="_top" xlink:show="replace"><text:span text:style-name="Hipervínculo">https://andresmtzg.wordpress.com/2012/09/27/identificadores-variables-y-constantes/</text:span></text:a></text:p>
      <text:p text:style-name="P147">Dispositivos de Entrada</text:p>
      <text:p text:style-name="Normal"><text:span text:style-name="T148">En </text:span><text:a xlink:href="https://concepto.de/informatica/" office:target-frame-name="_top" xlink:show="replace"><text:span text:style-name="T149">informática</text:span></text:a><text:span text:style-name="T150">, se conoce como dispositivos de entrada o </text:span><text:span text:style-name="T151">dispositivos de alimentación (input)<text:s/></text:span><text:span text:style-name="T152">a los </text:span><text:span text:style-name="T153">aparatos</text:span><text:span text:style-name="T154"><text:s/></text:span><text:span text:style-name="T155">que permiten ingresar información al</text:span><text:span text:style-name="T156"><text:s/></text:span><text:span text:style-name="T157">sistema informático,<text:s/></text:span><text:span text:style-name="T158">ya sea proveniente del usuario o de otra </text:span><text:a xlink:href="https://concepto.de/computadora/" office:target-frame-name="_top" xlink:show="replace"><text:span text:style-name="T159">computadora</text:span></text:a><text:span text:style-name="T160">. Por ejemplo: el </text:span><text:a xlink:href="https://concepto.de/teclado-informatica/" office:target-frame-name="_top" xlink:show="replace"><text:span text:style-name="T161">teclado</text:span></text:a><text:span text:style-name="T162">, el </text:span><text:a xlink:href="https://concepto.de/mouse/" office:target-frame-name="_top" xlink:show="replace"><text:span text:style-name="T163">mouse</text:span></text:a><text:span text:style-name="T164"> o el micrófono.</text:span></text:p>
      <text:p text:style-name="Normal"><text:span text:style-name="T165">Referencia</text:span><text:s/><text:a xlink:href="https://concepto.de/dispositivos-de-entrada/" office:target-frame-name="_top" xlink:show="replace"><text:span text:style-name="Hipervínculo">https://concepto.de/dispositivos-de-entrada/</text:span></text:a></text:p>
      <text:p text:style-name="P166">Dispositivos de salida</text:p>
      <text:p text:style-name="Normal"><text:span text:style-name="T167">En </text:span><text:a xlink:href="https://concepto.de/informatica/" office:target-frame-name="_top" xlink:show="replace"><text:span text:style-name="T168">informática</text:span></text:a><text:span text:style-name="T169">, se conoce como dispositivos de salida (output) a aquellos aparatos que permiten la extracción o recuperación de información proveniente de una </text:span><text:a xlink:href="https://concepto.de/computadora/" office:target-frame-name="_top" xlink:show="replace"><text:span text:style-name="T170">computadora</text:span></text:a><text:span text:style-name="T171"> o sistema informático. Por ejemplo: el monitor, los parlantes o la impresora.</text:span><text:span text:style-name="T172"><text:line-break/></text:span><text:span text:style-name="T173"><text:line-break/>Referencia</text:span><text:span text:style-name="T174">:<text:s/></text:span><text:a xlink:href="https://concepto.de/dispositivos-de-salida/#ixzz88rXqsV8Q" office:target-frame-name="_top" xlink:show="replace"><text:span text:style-name="T175">https://concepto.de/dispositivos-de-salida/#ixzz88rXqsV8Q</text:span></text:a></text:p>
      <text:p text:style-name="P176">Unidad Centrar de Procesamiento<text:s/></text:p>
      <text:p text:style-name="Normal"><text:span text:style-name="T177">CPU es la abreviatura<text:s/></text:span><text:span text:style-name="T178">de Central Processing Unit (Unidad Central de Procesamiento en español) que se encuentra en un ordenador. Pero también se puede hablar simplemente de procesador. El procesador es el componente de hardware central y, por tanto, la base del ordenador. Sin ella, un ordenador no puede funcionar en absoluto.</text:span></text:p>
      <text:p text:style-name="Normal"><text:span text:style-name="T179">Referencia</text:span>:<text:s/><text:a xlink:href="https://www.ionos.es/digitalguide/servidores/know-how/cpu/" office:target-frame-name="_top" xlink:show="replace"><text:span text:style-name="Hipervínculo">https://www.ionos.es/digitalguide/servidores/know-how/cpu/</text:span></text:a></text:p>
      <text:p text:style-name="P180">Unidad de control</text:p>
      <text:p text:style-name="Normal"><text:span text:style-name="T181">La unidad de control, en inglés: control unit, es uno de los tres bloques funcionales principales en los que se divide una unidad central de procesamiento. Los otros dos bloques son la unidad de proceso y el bus de entrada/salida</text:span><text:span text:style-name="T182"><text:line-break/></text:span><text:span text:style-name="T183">Referencia</text:span>:<text:s/><text:a xlink:href="https://es.wikipedia.org/wiki/Unidad_de_control" office:target-frame-name="_top" xlink:show="replace"><text:span text:style-name="Hipervínculo">https://es.wikipedia.org/wiki/Unidad_de_control</text:span></text:a></text:p>
      <text:p text:style-name="P184">Unidad Aritmético – Lógica<text:s/></text:p>
      <text:p text:style-name="Normal"><text:span text:style-name="T185">En </text:span><text:a office:title="Ciencias de la computación" xlink:href="https://es.wikipedia.org/wiki/Ciencias_de_la_computaci%C3%B3n" office:target-frame-name="_top" xlink:show="replace"><text:span text:style-name="T186">computación</text:span></text:a><text:span text:style-name="T187">, la unidad aritmética lógica o unidad aritmético-lógica, también conocida como ALU (siglas en inglés de arithmetic logic unit), es un </text:span><text:a office:title="Circuito digital" xlink:href="https://es.wikipedia.org/wiki/Circuito_digital" office:target-frame-name="_top" xlink:show="replace"><text:span text:style-name="T188">circuito digital</text:span></text:a><text:span text:style-name="T189"> que realiza operaciones aritméticas (suma, resta) y </text:span><text:a office:title="Operador a nivel de bits" xlink:href="https://es.wikipedia.org/wiki/Operador_a_nivel_de_bits" office:target-frame-name="_top" xlink:show="replace"><text:span text:style-name="T190">operaciones lógicas (SI, Y, O, NO)</text:span></text:a><text:span text:style-name="T191"> entre los </text:span><text:a office:title="Bits" xlink:href="https://es.wikipedia.org/wiki/Bits" office:target-frame-name="_top" xlink:show="replace"><text:span text:style-name="T192">valores de los argumentos (uno o dos)</text:span></text:a></text:p>
      <text:p text:style-name="Normal">Referencia:<text:s/><text:a xlink:href="https://es.wikipedia.org/wiki/Unidad_aritm%C3%A9tica_l%C3%B3gica" office:target-frame-name="_top" xlink:show="replace"><text:span text:style-name="Hipervínculo">https://es.wikipedia.org/wiki/Unidad_aritm%C3%A9tica_l%C3%B3gica</text:span></text:a></text:p>
      <text:p text:style-name="P193">Memoria Central (Interna)</text:p>
      <text:p text:style-name="Normal"><text:span text:style-name="T194">Memoria primaria (MP), memoria principal, memoria central o memoria interna es la memoria de la </text:span><text:a office:title="Computadora" xlink:href="https://es.wikipedia.org/wiki/Computadora" office:target-frame-name="_top" xlink:show="replace"><text:span text:style-name="T195">computadora</text:span></text:a><text:span text:style-name="T196"> donde se almacenan temporalmente tanto los datos como los programas que la </text:span><text:a office:title="Unidad central de procesamiento" xlink:href="https://es.wikipedia.org/wiki/Unidad_central_de_procesamiento" office:target-frame-name="_top" xlink:show="replace"><text:span text:style-name="T197">unidad central de procesamiento</text:span></text:a><text:span text:style-name="T198"> (</text:span><text:a office:title="Central Processing Unit" xlink:href="https://es.wikipedia.org/wiki/Central_Processing_Unit" office:target-frame-name="_top" xlink:show="replace"><text:span text:style-name="T199">CPU</text:span></text:a><text:span text:style-name="T200">) está procesando o va a procesar en un determinado momento. Por su función, la MP debe ser inseparable del </text:span><text:a office:title="Microprocesador" xlink:href="https://es.wikipedia.org/wiki/Microprocesador" office:target-frame-name="_top" xlink:show="replace"><text:span text:style-name="T201">microprocesador</text:span></text:a><text:span text:style-name="T202"> o CPU, con quien se comunica a través del </text:span><text:a office:title="Bus de datos" xlink:href="https://es.wikipedia.org/wiki/Bus_de_datos" office:target-frame-name="_top" xlink:show="replace"><text:span text:style-name="T203">bus de datos</text:span></text:a><text:span text:style-name="T204"> y el </text:span><text:a office:title="Bus de direcciones" xlink:href="https://es.wikipedia.org/wiki/Bus_de_direcciones" office:target-frame-name="_top" xlink:show="replace"><text:span text:style-name="T205">bus<text:s/></text:span><text:soft-page-break/><text:span text:style-name="T206">de direcciones</text:span></text:a><text:span text:style-name="T207">. El ancho del </text:span><text:a office:title="Bus (informática)" xlink:href="https://es.wikipedia.org/wiki/Bus_(inform%C3%A1tica)" office:target-frame-name="_top" xlink:show="replace"><text:span text:style-name="T208">bus</text:span></text:a><text:span text:style-name="T209"> determina la capacidad que posea el microprocesador para el direccionamiento de direcciones en memoria</text:span>.</text:p>
      <text:p text:style-name="Normal"><text:span text:style-name="T210">Referencia</text:span>:<text:s/><text:a xlink:href="https://es.wikipedia.org/wiki/Memoria_principal" office:target-frame-name="_top" xlink:show="replace"><text:span text:style-name="Hipervínculo">https://es.wikipedia.org/wiki/Memoria_principal</text:span></text:a></text:p>
      <text:p text:style-name="Normal"/>
      <text:p text:style-name="P211">Memoria RAM<text:s/></text:p>
      <text:p text:style-name="Normal"><text:span text:style-name="T212">La memoria de acceso aleatorio (Random Access Memory, RAM) es una memoria de almacenamiento a corto plazo</text:span><text:span text:style-name="T213">.<text:s/></text:span><text:span text:style-name="T214">El </text:span><text:a office:title="Sistema operativo" xlink:href="https://es.wikipedia.org/wiki/Sistema_operativo" office:target-frame-name="_top" xlink:show="replace"><text:span text:style-name="T215">sistema operativo</text:span></text:a><text:span text:style-name="T216"> de ordenadores u otros dispositivos utiliza la memoria RAM para almacenar de forma temporal todos los </text:span><text:a office:title="Programa informático" xlink:href="https://es.wikipedia.org/wiki/Programa_inform%C3%A1tico" office:target-frame-name="_top" xlink:show="replace"><text:span text:style-name="T217">programas</text:span></text:a><text:span text:style-name="T218"> y sus procesos de ejecución.</text:span><text:a xlink:href="https://es.wikipedia.org/wiki/Memoria_de_acceso_aleatorio#cite_note-1" office:target-frame-name="_top" xlink:show="replace"><text:span text:style-name="T219">1</text:span></text:a><text:span text:style-name="T220">​ En la RAM se cargan todas las instrucciones que ejecuta la </text:span><text:a office:title="Unidad central de procesamiento" xlink:href="https://es.wikipedia.org/wiki/Unidad_central_de_procesamiento" office:target-frame-name="_top" xlink:show="replace"><text:span text:style-name="T221">unidad central de procesamiento</text:span></text:a><text:span text:style-name="T222"> (CPU) y otras unidades del ordenador, además de contener los datos que manipulan los distintos programa</text:span></text:p>
      <text:p text:style-name="Normal"><text:span text:style-name="T223">Referencia</text:span>:<text:s/><text:a xlink:href="https://es.wikipedia.org/wiki/Memoria_de_acceso_aleatorio" office:target-frame-name="_top" xlink:show="replace"><text:span text:style-name="Hipervínculo">https://es.wikipedia.org/wiki/Memoria_de_acceso_aleatorio</text:span></text:a></text:p>
      <text:p text:style-name="P224">Memoria ROM</text:p>
      <text:p text:style-name="Normal"><text:span text:style-name="T225">La </text:span><text:span text:style-name="T226">memoria de solo lectura</text:span><text:span text:style-name="T227">, conocida también como </text:span><text:span text:style-name="T228">ROM</text:span><text:span text:style-name="T229"> (acrónimo en inglés de </text:span><text:span text:style-name="T230">Read Only Memory</text:span><text:span text:style-name="T231">), es un medio de almacenamiento utilizado en ordenadores y dispositivos electrónicos, que permite solo la lectura de la información y no su escritura.</text:span></text:p>
      <text:p text:style-name="Normal"><text:span text:style-name="T232">Referencia</text:span><text:span text:style-name="T233">:</text:span><text:s/><text:a xlink:href="https://es.wikipedia.org/wiki/Memoria_de_solo_lectura" office:target-frame-name="_top" xlink:show="replace"><text:span text:style-name="T234">https://es.wikipedia.org/wiki/Memoria_de_solo_lectura</text:span></text:a></text:p>
      <text:p text:style-name="P235"/>
      <text:p text:style-name="P236">Memoria Auxiliar (Externa)</text:p>
      <text:p text:style-name="Normal"><text:span text:style-name="T237">La memoria secundaria, memoria auxiliar, memoria periférica o memoria externa, también conocida como almacenamiento secundario, es el conjunto de dispositivos y soportes de almacenamiento de datos que conforman el subsistema de </text:span><text:a office:title="Memoria (informática)" xlink:href="https://es.wikipedia.org/wiki/Memoria_(inform%C3%A1tica)" office:target-frame-name="_top" xlink:show="replace"><text:span text:style-name="T238">memoria</text:span></text:a><text:span text:style-name="T239"> de la </text:span><text:a office:title="Computadora" xlink:href="https://es.wikipedia.org/wiki/Computadora" office:target-frame-name="_top" xlink:show="replace"><text:span text:style-name="T240">computadora</text:span></text:a><text:span text:style-name="T241">, junto con la </text:span><text:a office:title="Memoria principal" xlink:href="https://es.wikipedia.org/wiki/Memoria_principal" office:target-frame-name="_top" xlink:show="replace"><text:span text:style-name="T242">memoria primaria o principal</text:span></text:a><text:span text:style-name="T243">.</text:span></text:p>
      <text:p text:style-name="Normal"><text:span text:style-name="T244">Puede denominarse </text:span><text:a office:title="Periférico (informática)" xlink:href="https://es.wikipedia.org/wiki/Perif%C3%A9rico_(inform%C3%A1tica)#Perif%C3%A9ricos_de_almacenamiento" office:target-frame-name="_top" xlink:show="replace"><text:span text:style-name="T245">periférico de almacenamiento</text:span></text:a><text:span text:style-name="T246"> o “memoria práctica”, en contraposición a la ‘memoria central’, porque en ocasiones puede considerarse como </text:span><text:a office:title="Periférico (informática)" xlink:href="https://es.wikipedia.org/wiki/Perif%C3%A9rico_(inform%C3%A1tica)#Perif%C3%A9ricos_de_entrada/salida" office:target-frame-name="_top" xlink:show="replace"><text:span text:style-name="T247">periférico de Entrada/Salida</text:span></text:a><text:span text:style-name="T248">.</text:span></text:p>
      <text:p text:style-name="Normal"><text:span text:style-name="T249">Referencia</text:span>:<text:s/><text:a xlink:href="https://es.wikipedia.org/wiki/Memoria_secundaria" office:target-frame-name="_top" xlink:show="replace"><text:span text:style-name="Hipervínculo">https://es.wikipedia.org/wiki/Memoria_secundaria</text:span></text:a></text:p>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Montserrat" svg:font-family="Montserrat"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Textoennegrita" style:display-name="Texto en negrita" style:family="text" style:parent-style-name="Fuentedepárrafopredeter.">
      <style:text-properties fo:font-weight="bold" style:font-weight-asian="bold" style:font-weight-complex="bold"/>
    </style:style>
    <style:style style:name="Menciónsinresolver" style:display-name="Mención sin resolver" style:family="text" style:parent-style-name="Fuentedepárrafopredeter.">
      <style:text-properties fo:color="#605E5C" fo:background-color="#E1DFDD"/>
    </style:style>
    <style:style style:name="Título" style:display-name="Título"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inespaciado" style:display-name="Sin espaciado" style:family="paragraph">
      <style:paragraph-properties fo:margin-bottom="0in" fo:line-height="100%"/>
      <style:text-properties fo:hyphenate="false"/>
    </style:style>
    <style:style style:name="li" style:display-name="li"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p" style:display-name="p"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Énfasis" style:display-name="Énfasis" style:family="text" style:parent-style-name="Fuentedepárrafopredeter.">
      <style:text-properties fo:font-style="italic" style:font-style-asian="italic" style:font-style-complex="italic"/>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NA</meta:initial-creator>
    <dc:creator>SENA</dc:creator>
    <meta:creation-date>2023-07-29T13:29:00Z</meta:creation-date>
    <dc:date>2023-07-29T15:26:00Z</dc:date>
    <meta:template xlink:href="Normal" xlink:type="simple"/>
    <meta:editing-cycles>1</meta:editing-cycles>
    <meta:editing-duration>PT4740S</meta:editing-duration>
    <meta:document-statistic meta:page-count="7" meta:paragraph-count="42" meta:word-count="3288" meta:character-count="21331" meta:row-count="150" meta:non-whitespace-character-count="18085"/>
  </office:meta>
</office:document-meta>
</file>